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Noto Sans" svg:font-family="'Noto Sans'" style:font-adornments="Normal"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1" svg:font-family="NSimSun" style:font-family-generic="modern" style:font-pitch="fixed"/>
    <style:font-face style:name="Lexie Readable" svg:font-family="'Lexie Readabl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401cm" table:align="margins"/>
    </style:style>
    <style:style style:name="Table1.A" style:family="table-column">
      <style:table-column-properties style:column-width="19.401cm" style:rel-column-width="65535*"/>
    </style:style>
    <style:style style:name="Table1.A1" style:family="table-cell">
      <style:table-cell-properties fo:background-color="#dddddd" fo:padding="0.097cm" fo:border="0.05pt solid #000000">
        <style:background-image/>
      </style:table-cell-properties>
    </style:style>
    <style:style style:name="Tableau1" style:family="table">
      <style:table-properties style:width="27.204cm" table:align="left"/>
    </style:style>
    <style:style style:name="Tableau1.A" style:family="table-column">
      <style:table-column-properties style:column-width="6.802cm"/>
    </style:style>
    <style:style style:name="Tableau1.B" style:family="table-column">
      <style:table-column-properties style:column-width="6.396cm"/>
    </style:style>
    <style:style style:name="Tableau1.D" style:family="table-column">
      <style:table-column-properties style:column-width="7.611cm"/>
    </style:style>
    <style:style style:name="Tableau1.1" style:family="table-row">
      <style:table-row-properties style:min-row-height="0.79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12" style:family="table-row">
      <style:table-row-properties style:min-row-height="2.171cm"/>
    </style:style>
    <style:style style:name="P1" style:family="paragraph" style:parent-style-name="Text_20_body">
      <style:text-properties officeooo:paragraph-rsid="00865bd2"/>
    </style:style>
    <style:style style:name="P2" style:family="paragraph" style:parent-style-name="Text_20_body">
      <style:text-properties officeooo:rsid="005060aa" officeooo:paragraph-rsid="00702415"/>
    </style:style>
    <style:style style:name="P3" style:family="paragraph" style:parent-style-name="Text_20_body">
      <style:text-properties style:use-window-font-color="true" officeooo:rsid="002c99d4" officeooo:paragraph-rsid="006e54a8"/>
    </style:style>
    <style:style style:name="P4" style:family="paragraph" style:parent-style-name="Text_20_body">
      <style:text-properties style:use-window-font-color="true" fo:font-size="10pt" fo:font-style="italic" officeooo:rsid="002c99d4" officeooo:paragraph-rsid="002c99d4" style:font-size-asian="10pt" style:font-style-asian="italic" style:font-size-complex="10pt" style:font-style-complex="italic"/>
    </style:style>
    <style:style style:name="P5" style:family="paragraph" style:parent-style-name="Text_20_body">
      <style:text-properties style:use-window-font-color="true" fo:font-size="10pt" officeooo:rsid="00abcae7" officeooo:paragraph-rsid="00abcae7" style:font-size-asian="10pt" style:font-size-complex="10pt"/>
    </style:style>
    <style:style style:name="P6" style:family="paragraph" style:parent-style-name="Text_20_body">
      <style:text-properties style:use-window-font-color="true" officeooo:paragraph-rsid="002c99d4"/>
    </style:style>
    <style:style style:name="P7" style:family="paragraph" style:parent-style-name="Text_20_body">
      <style:text-properties style:use-window-font-color="true" officeooo:rsid="00e4cebb" officeooo:paragraph-rsid="00e4cebb"/>
    </style:style>
    <style:style style:name="P8" style:family="paragraph" style:parent-style-name="Text_20_body">
      <style:text-properties style:use-window-font-color="true" officeooo:rsid="00ea15f7" officeooo:paragraph-rsid="00ea15f7"/>
    </style:style>
    <style:style style:name="P9" style:family="paragraph" style:parent-style-name="Text_20_body">
      <style:paragraph-properties fo:text-align="end" style:justify-single-word="false"/>
      <style:text-properties style:use-window-font-color="true" officeooo:rsid="00ea15f7" officeooo:paragraph-rsid="00ea15f7"/>
    </style:style>
    <style:style style:name="P10" style:family="paragraph" style:parent-style-name="Text_20_body">
      <style:paragraph-properties fo:text-align="center" style:justify-single-word="false"/>
      <style:text-properties style:use-window-font-color="true" officeooo:rsid="00ea15f7" officeooo:paragraph-rsid="00ea15f7"/>
    </style:style>
    <style:style style:name="P11" style:family="paragraph" style:parent-style-name="Text_20_body">
      <style:paragraph-properties fo:text-align="center" style:justify-single-word="false"/>
      <style:text-properties style:use-window-font-color="true" officeooo:rsid="00ea15f7" officeooo:paragraph-rsid="00f01e8f"/>
    </style:style>
    <style:style style:name="P12" style:family="paragraph" style:parent-style-name="Text_20_body">
      <style:text-properties style:use-window-font-color="true" fo:font-size="14pt" officeooo:rsid="00ea15f7" officeooo:paragraph-rsid="00ea15f7" style:font-size-asian="14pt" style:font-size-complex="14pt"/>
    </style:style>
    <style:style style:name="P13" style:family="paragraph" style:parent-style-name="Text_20_body">
      <style:text-properties style:use-window-font-color="true" fo:font-size="14pt" fo:font-weight="bold" officeooo:rsid="00ea15f7" officeooo:paragraph-rsid="00eb665c" style:font-size-asian="14pt" style:font-weight-asian="bold" style:font-size-complex="14pt" style:font-weight-complex="bold"/>
    </style:style>
    <style:style style:name="P14" style:family="paragraph" style:parent-style-name="Text_20_body">
      <style:text-properties style:use-window-font-color="true" fo:font-size="14pt" fo:font-weight="bold" officeooo:rsid="00eb665c" officeooo:paragraph-rsid="00eb665c" style:font-size-asian="14pt" style:font-weight-asian="bold" style:font-size-complex="14pt" style:font-weight-complex="bold"/>
    </style:style>
    <style:style style:name="P15" style:family="paragraph" style:parent-style-name="Text_20_body">
      <style:text-properties style:use-window-font-color="true" fo:font-size="12pt" officeooo:rsid="00ed553d" officeooo:paragraph-rsid="00ed553d" style:font-size-asian="12pt" style:font-size-complex="12pt"/>
    </style:style>
    <style:style style:name="P16" style:family="paragraph" style:parent-style-name="Text_20_body">
      <style:paragraph-properties fo:text-align="end" style:justify-single-word="false"/>
      <style:text-properties style:use-window-font-color="true" fo:font-size="12pt" fo:font-weight="bold" officeooo:rsid="00f01e8f" officeooo:paragraph-rsid="00f01e8f" style:font-size-asian="12pt" style:font-weight-asian="bold" style:font-size-complex="12pt" style:font-weight-complex="bold"/>
    </style:style>
    <style:style style:name="P17" style:family="paragraph" style:parent-style-name="Text_20_body">
      <style:text-properties officeooo:paragraph-rsid="00a01c53"/>
    </style:style>
    <style:style style:name="P18" style:family="paragraph" style:parent-style-name="Text_20_body">
      <style:text-properties officeooo:paragraph-rsid="00a30993"/>
    </style:style>
    <style:style style:name="P19" style:family="paragraph" style:parent-style-name="Text_20_body">
      <style:text-properties officeooo:paragraph-rsid="00ad6b73"/>
    </style:style>
    <style:style style:name="P20" style:family="paragraph" style:parent-style-name="Text_20_body">
      <style:text-properties officeooo:paragraph-rsid="0096973c"/>
    </style:style>
    <style:style style:name="P21" style:family="paragraph" style:parent-style-name="Text_20_body">
      <style:text-properties officeooo:paragraph-rsid="00b6439a"/>
    </style:style>
    <style:style style:name="P22" style:family="paragraph" style:parent-style-name="Text_20_body">
      <style:text-properties officeooo:paragraph-rsid="00a6baa9"/>
    </style:style>
    <style:style style:name="P23" style:family="paragraph" style:parent-style-name="Text_20_body">
      <style:text-properties officeooo:paragraph-rsid="00d4cd20"/>
    </style:style>
    <style:style style:name="P24" style:family="paragraph" style:parent-style-name="Text_20_body">
      <style:text-properties officeooo:paragraph-rsid="00d95512"/>
    </style:style>
    <style:style style:name="P25" style:family="paragraph" style:parent-style-name="Text_20_body">
      <style:text-properties officeooo:paragraph-rsid="00df68f3"/>
    </style:style>
    <style:style style:name="P26" style:family="paragraph" style:parent-style-name="Text_20_body">
      <style:text-properties officeooo:paragraph-rsid="00e87d93"/>
    </style:style>
    <style:style style:name="P27" style:family="paragraph" style:parent-style-name="Heading_20_2">
      <style:text-properties style:use-window-font-color="true"/>
    </style:style>
    <style:style style:name="P28" style:family="paragraph" style:parent-style-name="Heading_20_2">
      <style:text-properties style:use-window-font-color="true" officeooo:paragraph-rsid="00a01c53"/>
    </style:style>
    <style:style style:name="P29" style:family="paragraph" style:parent-style-name="Heading_20_2">
      <style:text-properties officeooo:paragraph-rsid="00da3014"/>
    </style:style>
    <style:style style:name="P30" style:family="paragraph" style:parent-style-name="Heading_20_2">
      <style:text-properties fo:font-size="10pt" style:font-size-asian="10pt" style:font-size-complex="10pt"/>
    </style:style>
    <style:style style:name="P31" style:family="paragraph" style:parent-style-name="Bloc_5f_code">
      <style:text-properties style:use-window-font-color="true"/>
    </style:style>
    <style:style style:name="P32" style:family="paragraph" style:parent-style-name="Bloc_5f_code">
      <style:text-properties style:use-window-font-color="true" officeooo:paragraph-rsid="009d7e42"/>
    </style:style>
    <style:style style:name="P33" style:family="paragraph" style:parent-style-name="Bloc_5f_code">
      <style:text-properties style:use-window-font-color="true" officeooo:paragraph-rsid="00865bd2"/>
    </style:style>
    <style:style style:name="P34" style:family="paragraph" style:parent-style-name="Bloc_5f_code">
      <style:text-properties style:use-window-font-color="true" officeooo:rsid="005060aa" officeooo:paragraph-rsid="00b2a877"/>
    </style:style>
    <style:style style:name="P35" style:family="paragraph" style:parent-style-name="Bloc_5f_code">
      <style:text-properties style:use-window-font-color="true" officeooo:rsid="0083ab25" officeooo:paragraph-rsid="00abcae7"/>
    </style:style>
    <style:style style:name="P36" style:family="paragraph" style:parent-style-name="Bloc_5f_code">
      <style:text-properties style:use-window-font-color="true" officeooo:paragraph-rsid="005e5cf7"/>
    </style:style>
    <style:style style:name="P37" style:family="paragraph" style:parent-style-name="Bloc_5f_code">
      <style:text-properties style:use-window-font-color="true" officeooo:paragraph-rsid="008a6a7a"/>
    </style:style>
    <style:style style:name="P38" style:family="paragraph" style:parent-style-name="Bloc_5f_code">
      <style:text-properties style:use-window-font-color="true" officeooo:rsid="00a6baa9" officeooo:paragraph-rsid="00a6baa9"/>
    </style:style>
    <style:style style:name="P39" style:family="paragraph" style:parent-style-name="Bloc_5f_code">
      <style:text-properties style:use-window-font-color="true" officeooo:paragraph-rsid="00b4a6f6"/>
    </style:style>
    <style:style style:name="P40" style:family="paragraph" style:parent-style-name="Bloc_5f_code">
      <style:text-properties style:use-window-font-color="true" officeooo:paragraph-rsid="00b62a54"/>
    </style:style>
    <style:style style:name="P41" style:family="paragraph" style:parent-style-name="Bloc_5f_code">
      <style:text-properties style:use-window-font-color="true" officeooo:paragraph-rsid="00be29c2"/>
    </style:style>
    <style:style style:name="P42" style:family="paragraph" style:parent-style-name="Bloc_5f_code">
      <style:text-properties style:use-window-font-color="true" officeooo:paragraph-rsid="00be6262"/>
    </style:style>
    <style:style style:name="P43" style:family="paragraph" style:parent-style-name="Bloc_5f_code">
      <style:text-properties style:use-window-font-color="true" officeooo:paragraph-rsid="00bf94ff"/>
    </style:style>
    <style:style style:name="P44" style:family="paragraph" style:parent-style-name="Bloc_5f_code">
      <style:text-properties style:use-window-font-color="true" officeooo:rsid="00c17c0c" officeooo:paragraph-rsid="00c17c0c"/>
    </style:style>
    <style:style style:name="P45" style:family="paragraph" style:parent-style-name="Bloc_5f_code">
      <style:text-properties style:use-window-font-color="true" officeooo:rsid="00acf862" officeooo:paragraph-rsid="00acf862"/>
    </style:style>
    <style:style style:name="P46" style:family="paragraph" style:parent-style-name="Bloc_5f_code">
      <style:text-properties style:use-window-font-color="true" fo:font-weight="bold" style:font-weight-asian="bold" style:font-weight-complex="bold"/>
    </style:style>
    <style:style style:name="P47" style:family="paragraph" style:parent-style-name="Bloc_5f_code">
      <style:text-properties style:use-window-font-color="true" fo:font-weight="bold" officeooo:rsid="00d74448" officeooo:paragraph-rsid="00d946cd" style:font-weight-asian="bold" style:font-weight-complex="bold"/>
    </style:style>
    <style:style style:name="P48" style:family="paragraph" style:parent-style-name="Bloc_5f_code">
      <style:text-properties style:use-window-font-color="true" fo:font-weight="bold" officeooo:rsid="00d74448" officeooo:paragraph-rsid="00db5028" style:font-weight-asian="bold" style:font-weight-complex="bold"/>
    </style:style>
    <style:style style:name="P49" style:family="paragraph" style:parent-style-name="Bloc_5f_code">
      <style:text-properties style:use-window-font-color="true" fo:font-weight="bold" officeooo:paragraph-rsid="00d74448" style:font-weight-asian="bold" style:font-weight-complex="bold"/>
    </style:style>
    <style:style style:name="P50" style:family="paragraph" style:parent-style-name="Bloc_5f_code">
      <style:text-properties style:use-window-font-color="true" officeooo:rsid="00d8c704" officeooo:paragraph-rsid="00d8c704"/>
    </style:style>
    <style:style style:name="P51" style:family="paragraph" style:parent-style-name="Bloc_5f_code">
      <style:text-properties style:use-window-font-color="true" officeooo:rsid="00d946cd" officeooo:paragraph-rsid="00d946cd"/>
    </style:style>
    <style:style style:name="P52" style:family="paragraph" style:parent-style-name="Bloc_5f_code">
      <style:text-properties style:use-window-font-color="true" fo:font-size="9pt" fo:font-weight="bold" style:font-size-asian="9pt" style:font-weight-asian="bold" style:font-size-complex="9pt" style:font-weight-complex="bold"/>
    </style:style>
    <style:style style:name="P53" style:family="paragraph" style:parent-style-name="Bloc_5f_code">
      <style:text-properties style:use-window-font-color="true" fo:font-size="9pt" fo:font-weight="bold" officeooo:paragraph-rsid="00db5028" style:font-size-asian="9pt" style:font-weight-asian="bold" style:font-size-complex="9pt" style:font-weight-complex="bold"/>
    </style:style>
    <style:style style:name="P54" style:family="paragraph" style:parent-style-name="Bloc_5f_code">
      <style:text-properties style:use-window-font-color="true" fo:font-size="9pt" fo:font-weight="bold" officeooo:rsid="00dbc533" officeooo:paragraph-rsid="00dcaec6" style:font-size-asian="9pt" style:font-weight-asian="bold" style:font-size-complex="9pt" style:font-weight-complex="bold"/>
    </style:style>
    <style:style style:name="P55" style:family="paragraph" style:parent-style-name="Bloc_5f_code">
      <style:text-properties style:use-window-font-color="true" fo:font-size="9pt" fo:font-weight="bold" officeooo:paragraph-rsid="00c81e30" style:font-size-asian="9pt" style:font-weight-asian="bold" style:font-size-complex="9pt" style:font-weight-complex="bold"/>
    </style:style>
    <style:style style:name="P56" style:family="paragraph" style:parent-style-name="Bloc_5f_code">
      <style:text-properties style:use-window-font-color="true" fo:font-size="9pt" style:font-size-asian="9pt" style:font-size-complex="9pt"/>
    </style:style>
    <style:style style:name="P57" style:family="paragraph" style:parent-style-name="Bloc_5f_code">
      <style:text-properties style:use-window-font-color="true" fo:font-size="9pt" officeooo:rsid="00d946cd" officeooo:paragraph-rsid="00db5028" style:font-size-asian="9pt" style:font-size-complex="9pt"/>
    </style:style>
    <style:style style:name="P58" style:family="paragraph" style:parent-style-name="Bloc_5f_code">
      <style:text-properties style:use-window-font-color="true" fo:font-size="9pt" officeooo:rsid="00dbc533" officeooo:paragraph-rsid="00dbc533" style:font-size-asian="9pt" style:font-size-complex="9pt"/>
    </style:style>
    <style:style style:name="P59" style:family="paragraph" style:parent-style-name="Bloc_5f_code">
      <style:text-properties style:use-window-font-color="true" fo:font-size="9pt" officeooo:rsid="00c5d8e8" officeooo:paragraph-rsid="00c5d8e8" style:font-size-asian="9pt" style:font-size-complex="9pt"/>
    </style:style>
    <style:style style:name="P60" style:family="paragraph" style:parent-style-name="Bloc_5f_code">
      <style:text-properties style:use-window-font-color="true" fo:font-size="9pt" officeooo:paragraph-rsid="00c81e30" style:font-size-asian="9pt" style:font-size-complex="9pt"/>
    </style:style>
    <style:style style:name="P61" style:family="paragraph" style:parent-style-name="Bloc_5f_code">
      <style:paragraph-properties fo:text-align="center" style:justify-single-word="false"/>
      <style:text-properties style:use-window-font-color="true" officeooo:paragraph-rsid="00e38162"/>
    </style:style>
    <style:style style:name="P62" style:family="paragraph" style:parent-style-name="Copyleft">
      <style:text-properties style:use-window-font-color="true" officeooo:paragraph-rsid="00df68f3"/>
    </style:style>
    <style:style style:name="P63" style:family="paragraph" style:parent-style-name="Heading_20_1" style:master-page-name="">
      <style:paragraph-properties style:page-number="auto" fo:break-before="auto" fo:break-after="auto"/>
      <style:text-properties officeooo:paragraph-rsid="00e87d93"/>
    </style:style>
    <style:style style:name="P64" style:family="paragraph" style:parent-style-name="Text_20_body">
      <style:paragraph-properties fo:margin-top="0.102cm" fo:margin-bottom="0.102cm" loext:contextual-spacing="false"/>
      <style:text-properties fo:font-size="10pt" officeooo:paragraph-rsid="00e87d93" style:font-size-asian="10pt" style:font-size-complex="10pt"/>
    </style:style>
    <style:style style:name="P65" style:family="paragraph" style:parent-style-name="Table_20_Contents">
      <style:paragraph-properties fo:margin-top="0.102cm" fo:margin-bottom="0.102cm" loext:contextual-spacing="false" fo:text-align="start" style:justify-single-word="false"/>
      <style:text-properties fo:font-size="10pt" fo:font-weight="bold" officeooo:paragraph-rsid="00e87d93" style:font-size-asian="10pt" style:font-weight-asian="bold" style:font-size-complex="10pt" style:font-weight-complex="bold"/>
    </style:style>
    <style:style style:name="P66" style:family="paragraph" style:parent-style-name="Table_20_Contents">
      <style:paragraph-properties fo:margin-top="0.102cm" fo:margin-bottom="0.102cm" loext:contextual-spacing="false" fo:text-align="center" style:justify-single-word="false"/>
      <style:text-properties fo:font-size="10pt" fo:font-weight="bold" officeooo:paragraph-rsid="00e87d93" style:font-size-asian="10pt" style:font-weight-asian="bold" style:font-size-complex="10pt" style:font-weight-complex="bold"/>
    </style:style>
    <style:style style:name="P67" style:family="paragraph" style:parent-style-name="Table_20_Contents">
      <style:paragraph-properties fo:margin-top="0.102cm" fo:margin-bottom="0.102cm" loext:contextual-spacing="false" fo:text-align="start" style:justify-single-word="false"/>
      <style:text-properties fo:font-size="10pt" fo:font-weight="bold" officeooo:rsid="003c7e93" officeooo:paragraph-rsid="00e87d93" style:font-size-asian="10pt" style:font-weight-asian="bold" style:font-size-complex="10pt" style:font-weight-complex="bold"/>
    </style:style>
    <style:style style:name="P68" style:family="paragraph" style:parent-style-name="Table_20_Contents">
      <style:paragraph-properties fo:margin-top="0.102cm" fo:margin-bottom="0.102cm" loext:contextual-spacing="false" fo:text-align="start" style:justify-single-word="false"/>
      <style:text-properties fo:font-size="10pt" fo:font-weight="bold" officeooo:rsid="003a43f9" officeooo:paragraph-rsid="00e87d93" style:font-size-asian="10pt" style:font-weight-asian="bold" style:font-size-complex="10pt" style:font-weight-complex="bold"/>
    </style:style>
    <style:style style:name="P69" style:family="paragraph" style:parent-style-name="Table_20_Contents">
      <style:paragraph-properties fo:margin-top="0.102cm" fo:margin-bottom="0.102cm" loext:contextual-spacing="false" fo:text-align="start" style:justify-single-word="false"/>
      <style:text-properties fo:font-size="10pt" fo:font-weight="bold" officeooo:rsid="003cc377" officeooo:paragraph-rsid="00e87d93" style:font-size-asian="10pt" style:font-weight-asian="bold" style:font-size-complex="10pt" style:font-weight-complex="bold"/>
    </style:style>
    <style:style style:name="P70" style:family="paragraph" style:parent-style-name="Table_20_Contents">
      <style:paragraph-properties fo:margin-top="0.102cm" fo:margin-bottom="0.102cm" loext:contextual-spacing="false" fo:text-align="start" style:justify-single-word="false"/>
      <style:text-properties fo:font-size="10pt" fo:font-weight="bold" officeooo:rsid="003e508e" officeooo:paragraph-rsid="00e87d93" style:font-size-asian="10pt" style:font-weight-asian="bold" style:font-size-complex="10pt" style:font-weight-complex="bold"/>
    </style:style>
    <style:style style:name="P71" style:family="paragraph" style:parent-style-name="Table_20_Contents">
      <style:paragraph-properties fo:margin-top="0.102cm" fo:margin-bottom="0.102cm" loext:contextual-spacing="false" fo:text-align="start" style:justify-single-word="false"/>
      <style:text-properties fo:font-size="10pt" fo:font-weight="bold" officeooo:rsid="003f05ef" officeooo:paragraph-rsid="00e87d93" style:font-size-asian="10pt" style:font-weight-asian="bold" style:font-size-complex="10pt" style:font-weight-complex="bold"/>
    </style:style>
    <style:style style:name="P72" style:family="paragraph" style:parent-style-name="Table_20_Contents">
      <style:paragraph-properties fo:margin-top="0.102cm" fo:margin-bottom="0.102cm" loext:contextual-spacing="false" fo:text-align="start" style:justify-single-word="false"/>
      <style:text-properties fo:font-size="10pt" fo:font-weight="bold" officeooo:rsid="0040bef3" officeooo:paragraph-rsid="00e87d93" style:font-size-asian="10pt" style:font-weight-asian="bold" style:font-size-complex="10pt" style:font-weight-complex="bold"/>
    </style:style>
    <style:style style:name="P73" style:family="paragraph" style:parent-style-name="Table_20_Contents">
      <style:paragraph-properties fo:margin-top="0.102cm" fo:margin-bottom="0.102cm" loext:contextual-spacing="false" fo:text-align="start" style:justify-single-word="false"/>
      <style:text-properties fo:font-size="10pt" officeooo:rsid="003c7e93" officeooo:paragraph-rsid="00e87d93" style:font-size-asian="10pt" style:font-size-complex="10pt"/>
    </style:style>
    <style:style style:name="P74" style:family="paragraph" style:parent-style-name="Table_20_Contents">
      <style:paragraph-properties fo:margin-top="0.102cm" fo:margin-bottom="0.102cm" loext:contextual-spacing="false" fo:text-align="start" style:justify-single-word="false"/>
      <style:text-properties fo:font-size="10pt" officeooo:rsid="003a43f9" officeooo:paragraph-rsid="00e87d93" style:font-size-asian="10pt" style:font-size-complex="10pt"/>
    </style:style>
    <style:style style:name="P75" style:family="paragraph" style:parent-style-name="Table_20_Contents">
      <style:paragraph-properties fo:margin-top="0.102cm" fo:margin-bottom="0.102cm" loext:contextual-spacing="false" fo:text-align="start" style:justify-single-word="false"/>
      <style:text-properties fo:font-size="10pt" officeooo:rsid="003cc377" officeooo:paragraph-rsid="00e87d93" style:font-size-asian="10pt" style:font-size-complex="10pt"/>
    </style:style>
    <style:style style:name="P76" style:family="paragraph" style:parent-style-name="Table_20_Contents">
      <style:paragraph-properties fo:margin-top="0.102cm" fo:margin-bottom="0.102cm" loext:contextual-spacing="false" fo:text-align="start" style:justify-single-word="false"/>
      <style:text-properties fo:font-size="10pt" officeooo:rsid="003e508e" officeooo:paragraph-rsid="00e87d93" style:font-size-asian="10pt" style:font-size-complex="10pt"/>
    </style:style>
    <style:style style:name="P77" style:family="paragraph" style:parent-style-name="Table_20_Contents">
      <style:paragraph-properties fo:margin-top="0.102cm" fo:margin-bottom="0.102cm" loext:contextual-spacing="false" fo:text-align="start" style:justify-single-word="false"/>
      <style:text-properties fo:font-size="10pt" officeooo:rsid="003f05ef" officeooo:paragraph-rsid="00e87d93" style:font-size-asian="10pt" style:font-size-complex="10pt"/>
    </style:style>
    <style:style style:name="P78" style:family="paragraph" style:parent-style-name="Table_20_Contents">
      <style:paragraph-properties fo:margin-top="0.102cm" fo:margin-bottom="0.102cm" loext:contextual-spacing="false" fo:text-align="start" style:justify-single-word="false"/>
      <style:text-properties fo:font-size="10pt" officeooo:rsid="0040bef3" officeooo:paragraph-rsid="00e87d93" style:font-size-asian="10pt" style:font-size-complex="10pt"/>
    </style:style>
    <style:style style:name="P79" style:family="paragraph" style:parent-style-name="Table_20_Contents">
      <style:paragraph-properties fo:margin-top="0.102cm" fo:margin-bottom="0.102cm" loext:contextual-spacing="false" fo:text-align="center" style:justify-single-word="false"/>
      <style:text-properties officeooo:paragraph-rsid="00e87d93"/>
    </style:style>
    <style:style style:name="P80" style:family="paragraph" style:parent-style-name="Code">
      <style:paragraph-properties fo:margin-top="0.102cm" fo:margin-bottom="0.102cm" loext:contextual-spacing="false" fo:text-align="start" style:justify-single-word="false"/>
      <style:text-properties fo:font-size="10pt" officeooo:paragraph-rsid="00e87d93" style:font-size-asian="10pt" style:font-size-complex="10pt"/>
    </style:style>
    <style:style style:name="P81" style:family="paragraph" style:parent-style-name="Code">
      <style:paragraph-properties fo:margin-top="0.102cm" fo:margin-bottom="0.102cm" loext:contextual-spacing="false" fo:text-align="start" style:justify-single-word="false"/>
      <style:text-properties fo:font-size="10pt" officeooo:rsid="0040bef3" officeooo:paragraph-rsid="00e87d93" style:font-size-asian="10pt" style:font-size-complex="10pt"/>
    </style:style>
    <style:style style:name="P82" style:family="paragraph" style:parent-style-name="Code">
      <style:paragraph-properties fo:margin-top="0.102cm" fo:margin-bottom="0.102cm" loext:contextual-spacing="false"/>
      <style:text-properties fo:font-size="10pt" officeooo:paragraph-rsid="00e87d93" style:font-size-asian="10pt" style:font-size-complex="10pt"/>
    </style:style>
    <style:style style:name="P83" style:family="paragraph" style:parent-style-name="Heading_20_1">
      <style:text-properties style:use-window-font-color="true" officeooo:rsid="00e4cebb" officeooo:paragraph-rsid="00eb665c"/>
    </style:style>
    <style:style style:name="P84" style:family="paragraph" style:parent-style-name="Heading_20_1">
      <style:paragraph-properties fo:break-before="page"/>
      <style:text-properties style:use-window-font-color="true"/>
    </style:style>
    <style:style style:name="P85" style:family="paragraph" style:parent-style-name="Text_20_body" style:list-style-name="L1">
      <style:text-properties style:use-window-font-color="true" officeooo:rsid="00ea15f7" officeooo:paragraph-rsid="00eb665c"/>
    </style:style>
    <style:style style:name="P86" style:family="paragraph" style:parent-style-name="Text_20_body" style:list-style-name="L1">
      <style:paragraph-properties fo:text-align="justify" style:justify-single-word="false"/>
      <style:text-properties style:use-window-font-color="true" officeooo:rsid="00ea15f7" officeooo:paragraph-rsid="00eb665c" style:font-size-complex="14pt"/>
    </style:style>
    <style:style style:name="P87" style:family="paragraph" style:parent-style-name="Text_20_body" style:list-style-name="L2">
      <style:text-properties style:use-window-font-color="true" fo:font-size="12pt" officeooo:rsid="00eb665c" officeooo:paragraph-rsid="00eb665c" style:font-size-asian="12pt" style:font-size-complex="12pt"/>
    </style:style>
    <style:style style:name="P88" style:family="paragraph" style:parent-style-name="Text_20_body" style:list-style-name="L2">
      <style:text-properties style:use-window-font-color="true" fo:font-size="12pt" officeooo:rsid="00ed553d" officeooo:paragraph-rsid="00ed553d" style:font-size-asian="12pt" style:font-size-complex="12pt"/>
    </style:style>
    <style:style style:name="P89" style:family="paragraph" style:parent-style-name="Text_20_body">
      <style:text-properties style:use-window-font-color="true" officeooo:paragraph-rsid="00df68f3"/>
    </style:style>
    <style:style style:name="P90" style:family="paragraph" style:parent-style-name="Text_20_body" style:list-style-name="L5">
      <style:text-properties style:use-window-font-color="true" officeooo:paragraph-rsid="00df68f3"/>
    </style:style>
    <style:style style:name="P91" style:family="paragraph" style:parent-style-name="Text_20_body" style:list-style-name="L5">
      <style:text-properties style:use-window-font-color="true" officeooo:paragraph-rsid="00e75b30"/>
    </style:style>
    <style:style style:name="P92" style:family="paragraph" style:parent-style-name="Text_20_body" style:list-style-name="L3">
      <style:text-properties officeooo:paragraph-rsid="00db5028"/>
    </style:style>
    <style:style style:name="P93" style:family="paragraph" style:parent-style-name="Text_20_body" style:list-style-name="L3">
      <style:text-properties officeooo:rsid="00db5028" officeooo:paragraph-rsid="00db5028"/>
    </style:style>
    <style:style style:name="P94" style:family="paragraph" style:parent-style-name="Text_20_body" style:list-style-name="L5">
      <style:text-properties officeooo:paragraph-rsid="00df68f3"/>
    </style:style>
    <style:style style:name="P95" style:family="paragraph" style:parent-style-name="Text_20_body" style:list-style-name="L5">
      <style:text-properties officeooo:paragraph-rsid="00e75b30"/>
    </style:style>
    <style:style style:name="P96" style:family="paragraph" style:parent-style-name="Text_20_body" style:master-page-name="Landscape">
      <style:paragraph-properties style:page-number="auto"/>
      <style:text-properties style:use-window-font-color="true" officeooo:rsid="00cacda2" officeooo:paragraph-rsid="00cacda2"/>
    </style:style>
    <style:style style:name="P97" style:family="paragraph" style:parent-style-name="Standard" style:list-style-name="L3" style:master-page-name="Standard">
      <style:paragraph-properties style:page-number="auto"/>
      <style:text-properties officeooo:paragraph-rsid="00e38162"/>
    </style:style>
    <style:style style:name="P98" style:family="paragraph" style:parent-style-name="Table_20_Contents" style:list-style-name="L4">
      <loext:graphic-properties draw:fill="none"/>
      <style:paragraph-properties fo:margin-left="0.635cm" fo:margin-right="0cm" fo:margin-top="0.102cm" fo:margin-bottom="0.102cm" loext:contextual-spacing="false" fo:line-height="115%" fo:text-align="start" style:justify-single-word="false" fo:text-indent="-0.635cm" style:auto-text-indent="false" fo:background-color="transparent" text:number-lines="false" text:line-number="0">
        <style:tab-stops>
          <style:tab-stop style:position="-0.332cm"/>
        </style:tab-stops>
      </style:paragraph-properties>
      <style:text-properties fo:font-size="10pt" officeooo:rsid="003c7e93" officeooo:paragraph-rsid="00e87d93" style:font-size-asian="10pt" style:font-size-complex="10pt"/>
    </style:style>
    <style:style style:name="P99" style:family="paragraph" style:parent-style-name="Heading_20_1" style:master-page-name="Standard">
      <style:paragraph-properties style:page-number="auto"/>
      <style:text-properties style:use-window-font-color="true" officeooo:rsid="00e4cebb" officeooo:paragraph-rsid="00eb665c"/>
    </style:style>
    <style:style style:name="T1" style:family="text">
      <style:text-properties officeooo:rsid="005060aa"/>
    </style:style>
    <style:style style:name="T2" style:family="text">
      <style:text-properties officeooo:rsid="005e5cf7"/>
    </style:style>
    <style:style style:name="T3" style:family="text">
      <style:text-properties officeooo:rsid="00600afa"/>
    </style:style>
    <style:style style:name="T4" style:family="text">
      <style:text-properties officeooo:rsid="0062fb3e"/>
    </style:style>
    <style:style style:name="T5" style:family="text">
      <style:text-properties officeooo:rsid="00727c9b"/>
    </style:style>
    <style:style style:name="T6" style:family="text">
      <style:text-properties officeooo:rsid="007a8be4"/>
    </style:style>
    <style:style style:name="T7" style:family="text">
      <style:text-properties officeooo:rsid="007d2df6"/>
    </style:style>
    <style:style style:name="T8" style:family="text">
      <style:text-properties officeooo:rsid="0080b3aa"/>
    </style:style>
    <style:style style:name="T9" style:family="text">
      <style:text-properties officeooo:rsid="00865bd2"/>
    </style:style>
    <style:style style:name="T10" style:family="text">
      <style:text-properties officeooo:rsid="0089939f"/>
    </style:style>
    <style:style style:name="T11" style:family="text">
      <style:text-properties style:use-window-font-color="true"/>
    </style:style>
    <style:style style:name="T12" style:family="text">
      <style:text-properties style:use-window-font-color="true" fo:font-weight="bold" style:font-weight-asian="bold" style:font-weight-complex="bold"/>
    </style:style>
    <style:style style:name="T13" style:family="text">
      <style:text-properties style:use-window-font-color="true" fo:font-weight="bold" officeooo:rsid="00a01c53" style:font-weight-asian="bold" style:font-weight-complex="bold"/>
    </style:style>
    <style:style style:name="T14" style:family="text">
      <style:text-properties style:use-window-font-color="true" fo:font-weight="bold" officeooo:rsid="00d4cd20" style:font-weight-asian="bold" style:font-weight-complex="bold"/>
    </style:style>
    <style:style style:name="T15" style:family="text">
      <style:text-properties style:use-window-font-color="true" fo:font-weight="bold" officeooo:rsid="00d95512" style:font-weight-asian="bold" style:font-weight-complex="bold"/>
    </style:style>
    <style:style style:name="T16" style:family="text">
      <style:text-properties style:use-window-font-color="true" fo:font-weight="bold" officeooo:rsid="00db5028" style:font-weight-asian="bold" style:font-weight-complex="bold"/>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weight="normal" officeooo:rsid="00d5eafe" style:font-weight-asian="normal" style:font-weight-complex="normal"/>
    </style:style>
    <style:style style:name="T19" style:family="text">
      <style:text-properties style:use-window-font-color="true" fo:font-weight="normal" officeooo:rsid="00d4cd20" style:font-weight-asian="normal" style:font-weight-complex="normal"/>
    </style:style>
    <style:style style:name="T20" style:family="text">
      <style:text-properties style:use-window-font-color="true" fo:font-weight="normal" officeooo:rsid="00d78ef7" style:font-weight-asian="normal" style:font-weight-complex="normal"/>
    </style:style>
    <style:style style:name="T21" style:family="text">
      <style:text-properties style:use-window-font-color="true" fo:font-weight="normal" officeooo:rsid="00db5028" style:font-weight-asian="normal" style:font-weight-complex="normal"/>
    </style:style>
    <style:style style:name="T22" style:family="text">
      <style:text-properties style:use-window-font-color="true" fo:font-style="italic" style:font-style-asian="italic" style:font-style-complex="italic"/>
    </style:style>
    <style:style style:name="T23" style:family="text">
      <style:text-properties style:use-window-font-color="true" officeooo:rsid="004a5a9d"/>
    </style:style>
    <style:style style:name="T24" style:family="text">
      <style:text-properties style:use-window-font-color="true" officeooo:rsid="007a8be4"/>
    </style:style>
    <style:style style:name="T25" style:family="text">
      <style:text-properties style:use-window-font-color="true" officeooo:rsid="00a01c53"/>
    </style:style>
    <style:style style:name="T26" style:family="text">
      <style:text-properties style:use-window-font-color="true" style:font-name="Noto Sans" fo:font-size="10pt" officeooo:rsid="00bf94ff" style:font-size-asian="10pt" style:font-size-complex="10pt"/>
    </style:style>
    <style:style style:name="T27" style:family="text">
      <style:text-properties style:use-window-font-color="true" officeooo:rsid="00cacda2"/>
    </style:style>
    <style:style style:name="T28" style:family="text">
      <style:text-properties style:use-window-font-color="true" officeooo:rsid="00d19f63"/>
    </style:style>
    <style:style style:name="T29" style:family="text">
      <style:text-properties style:use-window-font-color="true" officeooo:rsid="00d2f8dd"/>
    </style:style>
    <style:style style:name="T30" style:family="text">
      <style:text-properties style:use-window-font-color="true" officeooo:rsid="00d4cd20"/>
    </style:style>
    <style:style style:name="T31" style:family="text">
      <style:text-properties style:use-window-font-color="true" officeooo:rsid="00d5eafe"/>
    </style:style>
    <style:style style:name="T32" style:family="text">
      <style:text-properties style:use-window-font-color="true" officeooo:rsid="00d95512"/>
    </style:style>
    <style:style style:name="T33" style:family="text">
      <style:text-properties style:use-window-font-color="true" officeooo:rsid="00c5d8e8"/>
    </style:style>
    <style:style style:name="T34" style:family="text">
      <style:text-properties style:use-window-font-color="true" fo:font-size="10pt" style:font-size-asian="10pt" style:font-size-complex="10pt"/>
    </style:style>
    <style:style style:name="T35" style:family="text">
      <style:text-properties style:use-window-font-color="true" fo:font-size="10pt" officeooo:rsid="0079934c" style:font-size-asian="10pt" style:font-size-complex="10pt"/>
    </style:style>
    <style:style style:name="T36" style:family="text">
      <style:text-properties style:use-window-font-color="true" fo:font-size="10pt" officeooo:rsid="00cd56f5" style:font-size-asian="10pt" style:font-size-complex="10pt"/>
    </style:style>
    <style:style style:name="T37" style:family="text">
      <style:text-properties style:use-window-font-color="true" fo:font-size="10pt" officeooo:rsid="0065f2dd" style:font-size-asian="10pt" style:font-size-complex="10pt"/>
    </style:style>
    <style:style style:name="T38" style:family="text">
      <style:text-properties style:use-window-font-color="true" fo:font-size="10pt" officeooo:rsid="00b808fa" style:font-size-asian="10pt" style:font-size-complex="10pt"/>
    </style:style>
    <style:style style:name="T39" style:family="text">
      <style:text-properties style:use-window-font-color="true" fo:font-size="10pt" officeooo:rsid="004602df" style:font-size-asian="10pt" style:font-size-complex="10pt"/>
    </style:style>
    <style:style style:name="T40" style:family="text">
      <style:text-properties style:use-window-font-color="true" fo:font-size="10pt" officeooo:rsid="00ba20b0" style:font-size-asian="10pt" style:font-size-complex="10pt"/>
    </style:style>
    <style:style style:name="T41" style:family="text">
      <style:text-properties style:use-window-font-color="true" fo:font-size="10pt" officeooo:rsid="00abcae7" style:font-size-asian="10pt" style:font-size-complex="10pt"/>
    </style:style>
    <style:style style:name="T42" style:family="text">
      <style:text-properties style:use-window-font-color="true" fo:font-size="10pt" officeooo:rsid="00a75eac" style:font-size-asian="10pt" style:font-size-complex="10pt"/>
    </style:style>
    <style:style style:name="T43" style:family="text">
      <style:text-properties style:use-window-font-color="true" fo:font-size="10pt" officeooo:rsid="006111a6" style:font-size-asian="10pt" style:font-size-complex="10pt"/>
    </style:style>
    <style:style style:name="T44" style:family="text">
      <style:text-properties style:use-window-font-color="true" fo:font-size="10pt" officeooo:rsid="0055a63d" style:font-size-asian="10pt" style:font-size-complex="10pt"/>
    </style:style>
    <style:style style:name="T45" style:family="text">
      <style:text-properties style:use-window-font-color="true" fo:font-size="10pt" officeooo:rsid="00a6baa9" style:font-size-asian="10pt" style:font-size-complex="10pt"/>
    </style:style>
    <style:style style:name="T46" style:family="text">
      <style:text-properties style:use-window-font-color="true" fo:font-size="10pt" officeooo:rsid="0036042a" style:font-size-asian="10pt" style:font-size-complex="10pt"/>
    </style:style>
    <style:style style:name="T47" style:family="text">
      <style:text-properties style:use-window-font-color="true" fo:font-size="10pt" officeooo:rsid="00a1a086" style:font-size-asian="10pt" style:font-size-complex="10pt"/>
    </style:style>
    <style:style style:name="T48" style:family="text">
      <style:text-properties style:use-window-font-color="true" fo:font-size="10pt" officeooo:rsid="00bf94ff" style:font-size-asian="10pt" style:font-size-complex="10pt"/>
    </style:style>
    <style:style style:name="T49" style:family="text">
      <style:text-properties style:use-window-font-color="true" fo:font-size="10pt" officeooo:rsid="00a01c53" style:font-size-asian="10pt" style:font-size-complex="10pt"/>
    </style:style>
    <style:style style:name="T50" style:family="text">
      <style:text-properties style:use-window-font-color="true" fo:font-size="10pt" officeooo:rsid="00ad6b73" style:font-size-asian="10pt" style:font-size-complex="10pt"/>
    </style:style>
    <style:style style:name="T51" style:family="text">
      <style:text-properties style:use-window-font-color="true" fo:font-size="10pt" officeooo:rsid="003a0cc9" style:font-size-asian="10pt" style:font-size-complex="10pt"/>
    </style:style>
    <style:style style:name="T52" style:family="text">
      <style:text-properties style:use-window-font-color="true" fo:font-size="10pt" officeooo:rsid="0059f8a1" style:font-size-asian="10pt" style:font-size-complex="10pt"/>
    </style:style>
    <style:style style:name="T53" style:family="text">
      <style:text-properties style:use-window-font-color="true" fo:font-size="10pt" officeooo:rsid="0035a2bd" style:font-size-asian="10pt" style:font-size-complex="10pt"/>
    </style:style>
    <style:style style:name="T54" style:family="text">
      <style:text-properties style:use-window-font-color="true" fo:font-size="10pt" fo:font-weight="bold" style:font-size-asian="10pt" style:font-weight-asian="bold" style:font-size-complex="10pt" style:font-weight-complex="bold"/>
    </style:style>
    <style:style style:name="T55" style:family="text">
      <style:text-properties style:use-window-font-color="true" fo:font-size="10pt" fo:font-weight="bold" officeooo:rsid="00a1a086" style:font-size-asian="10pt" style:font-weight-asian="bold" style:font-size-complex="10pt" style:font-weight-complex="bold"/>
    </style:style>
    <style:style style:name="T56" style:family="text">
      <style:text-properties style:use-window-font-color="true" fo:font-size="10pt" fo:font-weight="bold" officeooo:rsid="00a01c53" style:font-size-asian="10pt" style:font-weight-asian="bold" style:font-size-complex="10pt" style:font-weight-complex="bold"/>
    </style:style>
    <style:style style:name="T57" style:family="text">
      <style:text-properties style:use-window-font-color="true" fo:font-size="10pt" fo:font-weight="bold" officeooo:rsid="0035a2bd" style:font-size-asian="10pt" style:font-weight-asian="bold" style:font-size-complex="10pt" style:font-weight-complex="bold"/>
    </style:style>
    <style:style style:name="T58" style:family="text">
      <style:text-properties style:use-window-font-color="true" fo:font-size="10pt" style:text-underline-style="none" style:font-size-asian="10pt" style:font-size-complex="10pt"/>
    </style:style>
    <style:style style:name="T59" style:family="text">
      <style:text-properties style:use-window-font-color="true" fo:font-size="10pt" officeooo:rsid="0065f2dd" fo:background-color="#66ff99" loext:char-shading-value="0" style:font-size-asian="10pt" style:font-size-complex="10pt"/>
    </style:style>
    <style:style style:name="T60" style:family="text">
      <style:text-properties style:use-window-font-color="true" fo:font-size="10pt" officeooo:rsid="007d2df6" fo:background-color="#66ff99" loext:char-shading-value="0" style:font-size-asian="10pt" style:font-size-complex="10pt"/>
    </style:style>
    <style:style style:name="T61" style:family="text">
      <style:text-properties style:use-window-font-color="true" fo:font-size="10pt" officeooo:rsid="007a10c5" fo:background-color="#66ff99" loext:char-shading-value="0" style:font-size-asian="10pt" style:font-size-complex="10pt"/>
    </style:style>
    <style:style style:name="T62" style:family="text">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use-window-font-color="true" fo:font-size="10pt" fo:font-style="italic" officeooo:rsid="0035a2bd" style:font-size-asian="10pt" style:font-style-asian="italic" style:font-size-complex="10pt" style:font-style-complex="italic"/>
    </style:style>
    <style:style style:name="T64" style:family="text">
      <style:text-properties style:use-window-font-color="true" fo:font-size="10pt" fo:font-style="italic" officeooo:rsid="00574410" style:font-size-asian="10pt" style:font-style-asian="italic" style:font-size-complex="10pt" style:font-style-complex="italic"/>
    </style:style>
    <style:style style:name="T65" style:family="text">
      <style:text-properties style:use-window-font-color="true" fo:font-size="10pt" fo:font-weight="normal" officeooo:rsid="0035a2bd" style:font-size-asian="10pt" style:font-weight-asian="normal" style:font-size-complex="10pt" style:font-weight-complex="normal"/>
    </style:style>
    <style:style style:name="T66" style:family="text">
      <style:text-properties officeooo:rsid="00a01c53"/>
    </style:style>
    <style:style style:name="T67" style:family="text">
      <style:text-properties officeooo:rsid="00b0e6dc"/>
    </style:style>
    <style:style style:name="T68" style:family="text">
      <style:text-properties officeooo:rsid="00b2a877"/>
    </style:style>
    <style:style style:name="T69" style:family="text">
      <style:text-properties officeooo:rsid="00b36e75"/>
    </style:style>
    <style:style style:name="T70" style:family="text">
      <style:text-properties officeooo:rsid="00b4a6f6"/>
    </style:style>
    <style:style style:name="T7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2" style:family="text">
      <style:text-properties officeooo:rsid="00bca38c"/>
    </style:style>
    <style:style style:name="T73" style:family="text">
      <style:text-properties officeooo:rsid="00c0c830"/>
    </style:style>
    <style:style style:name="T74" style:family="text">
      <style:text-properties officeooo:rsid="00c347b4"/>
    </style:style>
    <style:style style:name="T75" style:family="text">
      <style:text-properties officeooo:rsid="00c4fa52"/>
    </style:style>
    <style:style style:name="T76" style:family="text">
      <style:text-properties officeooo:rsid="00c5d8e8"/>
    </style:style>
    <style:style style:name="T77" style:family="text">
      <style:text-properties officeooo:rsid="00c5f499"/>
    </style:style>
    <style:style style:name="T78" style:family="text">
      <style:text-properties officeooo:rsid="00c81e30"/>
    </style:style>
    <style:style style:name="T79" style:family="text">
      <style:text-properties fo:font-weight="bold" style:font-weight-asian="bold" style:font-weight-complex="bold"/>
    </style:style>
    <style:style style:name="T80" style:family="text">
      <style:text-properties fo:font-weight="bold" officeooo:rsid="00727c9b" style:font-weight-asian="bold" style:font-weight-complex="bold"/>
    </style:style>
    <style:style style:name="T81" style:family="text">
      <style:text-properties fo:font-weight="normal" officeooo:rsid="00d946cd" style:font-weight-asian="normal" style:font-weight-complex="normal"/>
    </style:style>
    <style:style style:name="T82" style:family="text">
      <style:text-properties fo:font-weight="normal" officeooo:rsid="00dbc533" style:font-weight-asian="normal" style:font-weight-complex="normal"/>
    </style:style>
    <style:style style:name="T83" style:family="text">
      <style:text-properties officeooo:rsid="00d946cd"/>
    </style:style>
    <style:style style:name="T84" style:family="text">
      <style:text-properties officeooo:rsid="00dbc533"/>
    </style:style>
    <style:style style:name="T85" style:family="text">
      <style:text-properties fo:font-size="9pt" style:font-size-asian="9pt" style:font-size-complex="9pt"/>
    </style:style>
    <style:style style:name="T86" style:family="text">
      <style:text-properties fo:font-size="9pt" officeooo:rsid="005e5cf7" style:font-size-asian="9pt" style:font-size-complex="9pt"/>
    </style:style>
    <style:style style:name="T87" style:family="text">
      <style:text-properties fo:font-size="9pt" officeooo:rsid="005e5cf7" style:font-size-asian="9pt"/>
    </style:style>
    <style:style style:name="T88" style:family="text">
      <style:text-properties fo:font-size="9pt" officeooo:rsid="00d946cd" style:font-size-asian="9pt"/>
    </style:style>
    <style:style style:name="T89" style:family="text">
      <style:text-properties fo:font-size="9pt" fo:font-weight="normal" style:font-size-asian="9pt" style:font-weight-asian="normal" style:font-size-complex="9pt" style:font-weight-complex="normal"/>
    </style:style>
    <style:style style:name="T90" style:family="text">
      <style:text-properties fo:font-size="9pt" fo:font-weight="normal" officeooo:rsid="005e5cf7" style:font-size-asian="9pt" style:font-weight-asian="normal" style:font-size-complex="9pt" style:font-weight-complex="normal"/>
    </style:style>
    <style:style style:name="T91" style:family="text">
      <style:text-properties fo:font-size="9pt" fo:font-weight="normal" officeooo:rsid="00dbc533" style:font-size-asian="9pt" style:font-weight-asian="normal" style:font-size-complex="9pt" style:font-weight-complex="normal"/>
    </style:style>
    <style:style style:name="T92" style:family="text">
      <style:text-properties fo:font-size="9pt" fo:font-weight="normal" style:font-size-asian="9pt" style:font-weight-asian="normal" style:font-weight-complex="normal"/>
    </style:style>
    <style:style style:name="T93" style:family="text">
      <style:text-properties fo:font-size="9pt" fo:font-weight="normal" officeooo:rsid="00d74448" style:font-size-asian="9pt" style:font-weight-asian="normal" style:font-weight-complex="normal"/>
    </style:style>
    <style:style style:name="T94" style:family="text">
      <style:text-properties fo:font-size="9pt" fo:font-weight="normal" officeooo:rsid="005e5cf7" style:font-size-asian="9pt" style:font-weight-asian="normal" style:font-weight-complex="normal"/>
    </style:style>
    <style:style style:name="T95" style:family="text">
      <style:text-properties fo:font-size="9pt" fo:font-weight="normal" officeooo:rsid="00d946cd" style:font-size-asian="9pt" style:font-weight-asian="normal" style:font-weight-complex="normal"/>
    </style:style>
    <style:style style:name="T96" style:family="text">
      <style:text-properties fo:font-size="9pt" fo:font-weight="normal" officeooo:rsid="00dcaec6" style:font-size-asian="9pt" style:font-weight-asian="normal" style:font-weight-complex="normal"/>
    </style:style>
    <style:style style:name="T97" style:family="text">
      <style:text-properties fo:font-size="9pt" fo:font-weight="bold" officeooo:rsid="00d74448" style:font-size-asian="9pt" style:font-weight-asian="bold" style:font-weight-complex="bold"/>
    </style:style>
    <style:style style:name="T98" style:family="text">
      <style:text-properties fo:font-size="9pt" fo:font-weight="bold" officeooo:rsid="005e5cf7" style:font-size-asian="9pt" style:font-weight-asian="bold" style:font-weight-complex="bold"/>
    </style:style>
    <style:style style:name="T99" style:family="text">
      <style:text-properties fo:font-size="9pt" fo:font-weight="bold" officeooo:rsid="00dcaec6" style:font-size-asian="9pt" style:font-weight-asian="bold" style:font-weight-complex="bold"/>
    </style:style>
    <style:style style:name="T100" style:family="text">
      <style:text-properties fo:font-size="10pt" fo:font-style="italic" officeooo:rsid="002c99d4" style:font-size-asian="10pt" style:font-style-asian="italic" style:font-size-complex="10pt" style:font-style-complex="italic"/>
    </style:style>
    <style:style style:name="T101" style:family="text">
      <style:text-properties fo:font-size="10pt" fo:font-style="italic" officeooo:rsid="00c812c3" style:font-size-asian="10pt" style:font-style-asian="italic" style:font-size-complex="10pt" style:font-style-complex="italic"/>
    </style:style>
    <style:style style:name="T102" style:family="text">
      <style:text-properties fo:font-size="10pt" style:font-size-asian="10pt" style:font-size-complex="10pt"/>
    </style:style>
    <style:style style:name="T103" style:family="text">
      <style:text-properties officeooo:rsid="00de7776"/>
    </style:style>
    <style:style style:name="T104" style:family="text">
      <style:text-properties fo:font-size="13pt" fo:font-weight="bold" officeooo:rsid="00e38162" style:font-size-asian="11.3500003814697pt" style:font-weight-asian="bold" style:font-size-complex="13pt" style:font-weight-complex="bold"/>
    </style:style>
    <style:style style:name="T105" style:family="text">
      <style:text-properties officeooo:rsid="00372a00"/>
    </style:style>
    <style:style style:name="T106" style:family="text">
      <style:text-properties officeooo:rsid="003c7e93"/>
    </style:style>
    <style:style style:name="T107" style:family="text">
      <style:text-properties officeooo:rsid="003ab15e"/>
    </style:style>
    <style:style style:name="T108" style:family="text">
      <style:text-properties officeooo:rsid="003bdeb6"/>
    </style:style>
    <style:style style:name="T109" style:family="text">
      <style:text-properties officeooo:rsid="0040bef3"/>
    </style:style>
    <style:style style:name="T110" style:family="text">
      <style:text-properties style:font-name="Liberation Mono1"/>
    </style:style>
    <style:style style:name="T111" style:family="text">
      <style:text-properties officeooo:rsid="003f05ef"/>
    </style:style>
    <style:style style:name="T112" style:family="text">
      <style:text-properties officeooo:rsid="00447dee"/>
    </style:style>
    <style:style style:name="T113" style:family="text">
      <style:text-properties officeooo:rsid="00eb66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DIU</text:h>
      <text:h text:style-name="P83" text:outline-level="1">E<text:span text:style-name="T113">nseigner l’</text:span>I<text:span text:style-name="T113">nformatique au </text:span>L<text:span text:style-name="T113">ycée</text:span> : BLOC1</text:h>
      <text:p text:style-name="P7"/>
      <text:p text:style-name="P9"/>
      <text:p text:style-name="P10">******</text:p>
      <text:p text:style-name="P9"/>
      <text:p text:style-name="P9"/>
      <table:table table:name="Table1" table:style-name="Table1">
        <table:table-column table:style-name="Table1.A"/>
        <table:table-row>
          <table:table-cell table:style-name="Table1.A1" office:value-type="string">
            <text:p text:style-name="P13">Leçon proposée par :</text:p>
            <text:p text:style-name="P13"/>
            <text:list xml:id="list254153473" text:style-name="L1">
              <text:list-item>
                <text:list>
                  <text:list-item>
                    <text:list>
                      <text:list-item>
                        <text:list>
                          <text:list-item>
                            <text:list>
                              <text:list-item>
                                <text:list>
                                  <text:list-item>
                                    <text:p text:style-name="P85">DUHEM Aude</text:p>
                                  </text:list-item>
                                  <text:list-item>
                                    <text:p text:style-name="P85">DUVAUCHELLE Sophie</text:p>
                                  </text:list-item>
                                  <text:list-item>
                                    <text:p text:style-name="P86">NICOLAS PATRICE</text:p>
                                  </text:list-item>
                                </text:list>
                              </text:list-item>
                            </text:list>
                          </text:list-item>
                        </text:list>
                      </text:list-item>
                    </text:list>
                  </text:list-item>
                </text:list>
              </text:list-item>
            </text:list>
          </table:table-cell>
        </table:table-row>
      </table:table>
      <text:p text:style-name="P12"/>
      <text:p text:style-name="P8"/>
      <text:p text:style-name="P11">******</text:p>
      <text:p text:style-name="P8"/>
      <text:p text:style-name="P8"/>
      <text:p text:style-name="P14">Table des matières :</text:p>
      <text:list xml:id="list1607029998" text:style-name="L2">
        <text:list-item>
          <text:list>
            <text:list-item>
              <text:list>
                <text:list-item>
                  <text:list>
                    <text:list-item>
                      <text:list>
                        <text:list-item>
                          <text:list>
                            <text:list-item>
                              <text:p text:style-name="P87">Leçon<text:tab/><text:tab/><text:tab/>pages 2,3</text:p>
                            </text:list-item>
                            <text:list-item>
                              <text:p text:style-name="P87">Tableau comparatif<text:tab/>page 4</text:p>
                            </text:list-item>
                            <text:list-item>
                              <text:p text:style-name="P88">Lexique<text:tab/><text:tab/><text:tab/>page 5</text:p>
                            </text:list-item>
                          </text:list>
                        </text:list-item>
                      </text:list>
                    </text:list-item>
                  </text:list>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6">Orsay, Université PARIS-SUD,</text:p>
      <text:p text:style-name="P16">JUIN 2019</text:p>
      <text:h text:style-name="P84" text:outline-level="1"><text:span text:style-name="T113">Python : les d</text:span>ictionnaires</text:h>
      <text:p text:style-name="P19"><text:span text:style-name="T50">Le</text:span><text:span text:style-name="T34"> </text:span><text:span text:style-name="Invisible_20_encadré"><text:span text:style-name="T54">dictionnaire</text:span></text:span><text:span text:style-name="T34"> </text:span><text:span text:style-name="T50">est</text:span><text:span text:style-name="T34"> un </text:span><text:span text:style-name="Invisible_20_souligné"><text:span text:style-name="T34">type </text:span></text:span><text:span text:style-name="Invisible_20_souligné"><text:span text:style-name="T51">de données</text:span></text:span><text:span text:style-name="T52"> très puissant et pratique, utilisé pour l’implémentation</text:span><text:span text:style-name="T34"> de nombreux algorithmes efficaces et élégants.</text:span></text:p>
      <text:p text:style-name="P17"><text:span text:style-name="T53">En python, on trouve également l’appellation de </text:span><text:span text:style-name="Invisible_20_encadré"><text:span text:style-name="T53">p-uplet nommé</text:span></text:span><text:span text:style-name="T53"> mais la plupart des autres langages appellent cette structure un </text:span><text:span text:style-name="Invisible_20_encadré"><text:span text:style-name="T57">tableau associatif</text:span></text:span><text:span text:style-name="T65"> ou un « </text:span><text:span text:style-name="T63">map</text:span><text:span text:style-name="T64">ping</text:span><text:span text:style-name="T53"> ».</text:span></text:p>
      <text:h text:style-name="P28" text:outline-level="2">1. Définition <text:span text:style-name="T66">et vocabulaire</text:span></text:h>
      <text:p text:style-name="P17"><text:span text:style-name="T49">U</text:span><text:span text:style-name="T34">n dictionnaire </text:span><text:span text:style-name="T49">est un tableau qui associe des</text:span><text:span text:style-name="T34"> </text:span><text:span text:style-name="Invisible_20_encadré"><text:span text:style-name="T54">clef</text:span></text:span><text:span text:style-name="Invisible_20_encadré"><text:span text:style-name="T56">s</text:span></text:span><text:span text:style-name="T34"> et de</text:span><text:span text:style-name="T49">s</text:span><text:span text:style-name="T34"> </text:span><text:span text:style-name="Invisible_20_encadré"><text:span text:style-name="T54">valeurs</text:span></text:span><text:span text:style-name="T34">. Chaque clef est <text:s/></text:span><text:span text:style-name="Invisible_20_souligné"><text:span text:style-name="T34">unique</text:span></text:span><text:span text:style-name="T34">. L’association entre une clef et une valeur est appelée une </text:span><text:span text:style-name="Invisible_20_encadré"><text:span text:style-name="T54">paire clef-valeur</text:span></text:span><text:span text:style-name="T34"> ou un « </text:span><text:span text:style-name="T62">item »</text:span><text:span text:style-name="T34">.</text:span></text:p>
      <text:h text:style-name="P28" text:outline-level="2"><text:span text:style-name="T66">2</text:span>. <text:span text:style-name="T72">Création et modification d’un dictionnaire</text:span></text:h>
      <text:p text:style-name="P18"><text:span text:style-name="T59">Un dictionnaire est délimité par des </text:span><text:span text:style-name="Invisible_20_souligné"><text:span text:style-name="T60">accolades</text:span></text:span><text:span text:style-name="T60"> ; les </text:span><text:span text:style-name="Invisible_20_souligné"><text:span text:style-name="T60">paires clef-valeur</text:span></text:span><text:span text:style-name="T60"> sont séparées par des virgules avec le caractère </text:span><text:span text:style-name="Invisible_20_souligné"><text:span text:style-name="T61">deux-points</text:span></text:span><text:span text:style-name="T60"> entre </text:span><text:span text:style-name="Invisible_20_souligné"><text:span text:style-name="T60">clef</text:span></text:span><text:span text:style-name="T60"> et </text:span><text:span text:style-name="Invisible_20_souligné"><text:span text:style-name="T60">valeur</text:span></text:span><text:span text:style-name="T60">.</text:span></text:p>
      <text:p text:style-name="P38">&gt;&gt;&gt; dico_vide = {}</text:p>
      <text:p text:style-name="P44">{'age': 16, 'nom': 'Besnard', 'prénom': 'Jean', 'classe': '1e 2'}</text:p>
      <text:p text:style-name="P22"><text:span text:style-name="T34">Un dictionnaire ressemble à une </text:span><text:span text:style-name="Invisible_20_souligné"><text:span text:style-name="T34">liste</text:span></text:span><text:span text:style-name="T34"> mais il est plus général. Dans une liste, les </text:span><text:span text:style-name="Invisible_20_souligné"><text:span text:style-name="T34">indices</text:span></text:span><text:span text:style-name="T34"> </text:span><text:span text:style-name="T46">sont</text:span><text:span text:style-name="T34"> des nombres entiers ; dans un dictionnaire, </text:span><text:span text:style-name="T47">les </text:span><text:span text:style-name="Invisible_20_encadré"><text:span text:style-name="T55">clef</text:span></text:span><text:span text:style-name="Invisible_20_encadré"><text:span text:style-name="T56">s</text:span></text:span><text:span text:style-name="T34"> peuvent être de (presque) </text:span><text:span text:style-name="T58">n'importe quel </text:span><text:span text:style-name="Invisible_20_souligné"><text:span text:style-name="T34">type</text:span></text:span><text:span text:style-name="T34"> : </text:span><text:span text:style-name="T48">des nombres, des cha</text:span><text:span text:style-name="T26">î</text:span><text:span text:style-name="T48">nes de caractères, des tuples…</text:span></text:p>
      <text:p text:style-name="P32">&gt;&gt;&gt; <text:span text:style-name="T2">dicoFranAngl</text:span> = {'un': '<text:span text:style-name="T4">one</text:span>', 'deux': '<text:span text:style-name="T4">twoo</text:span>'}</text:p>
      <text:p text:style-name="P42">&gt;&gt;&gt;<text:span text:style-name="T67"> plateauDames = {('A', 1): 'blanc', ('C', 8): 'noir', ('D', 3): 'noir', ... }</text:span></text:p>
      <text:p text:style-name="P2"><text:span text:style-name="T45">Comme pour les listes, on peut utiliser la création par </text:span><text:span text:style-name="Invisible_20_souligné"><text:span text:style-name="T37">compréhension</text:span></text:span><text:span text:style-name="T37"> :</text:span></text:p>
      <text:p text:style-name="P43">&gt;&gt;&gt; alphabet = {<text:span text:style-name="T80">chr</text:span><text:span text:style-name="T5">(</text:span>lettre<text:span text:style-name="T5">)</text:span>: lettre <text:span text:style-name="T79">for</text:span> lettre <text:span text:style-name="T79">in</text:span> range(<text:span text:style-name="T5">65</text:span>, <text:span text:style-name="T5">90</text:span>)<text:span text:style-name="T5">}</text:span></text:p>
      <text:p text:style-name="P45">{'X': 88, 'I': 73, 'T': 84, 'Q': 81, 'K': 75, 'D': 68, 'U': 85, 'N': 78, ... }</text:p>
      <text:p text:style-name="P5"><text:span text:style-name="T71">NB.</text:span> Les clefs ne respectent aucun ordre ! Le dictionnaire est une structure non-ordonnée.</text:p>
      <text:p text:style-name="P1"><text:span text:style-name="T34">Pour ajouter </text:span><text:span text:style-name="T42">ou modifier </text:span><text:span text:style-name="T34">des éléments </text:span><text:span text:style-name="T43">à </text:span><text:span text:style-name="T34">u</text:span><text:span text:style-name="T43">n</text:span><text:span text:style-name="T34"> dictionnaire, </text:span><text:span text:style-name="T44">on</text:span><text:span text:style-name="T34"> utilise des </text:span><text:span text:style-name="Invisible_20_souligné"><text:span text:style-name="T34">crochets</text:span></text:span><text:span text:style-name="T34"> :</text:span></text:p>
      <text:p text:style-name="P33">&gt;&gt;&gt; <text:span text:style-name="T9">eleve</text:span>['<text:span text:style-name="T9">option1'</text:span>] = '<text:span text:style-name="T9">anglais'</text:span></text:p>
      <text:p text:style-name="P34">&gt;&gt;&gt; <text:span text:style-name="T9">eleve</text:span>['<text:span text:style-name="T7">prénom</text:span>'] = '<text:span text:style-name="T68">Jeanne</text:span>'</text:p>
      <text:p text:style-name="P44">{'option1': 'anglais', 'age': 16, 'nom': 'Besnard', 'prénom': 'Jeanne', 'classe': '1e 2'}</text:p>
      <text:p text:style-name="P20"><text:span text:style-name="T34">Pour supprimer un élément, on utilise l’</text:span><text:span text:style-name="T41">opérateur</text:span><text:span text:style-name="T34"> </text:span><text:span text:style-name="Invisible_20_encadré"><text:span text:style-name="T34">del</text:span></text:span><text:span text:style-name="T34"> :</text:span></text:p>
      <text:p text:style-name="P35">&gt;&gt;&gt; <text:span text:style-name="T79">del</text:span> <text:span text:style-name="T9">eleve</text:span>[<text:span text:style-name="T1">'option1'</text:span>]</text:p>
      <text:p text:style-name="P44">{'age': 16, 'nom': 'Besnard', 'prénom': 'Jeanne', 'classe': '1e 2'}</text:p>
      <text:h text:style-name="P27" text:outline-level="2">3. Accès à une valeur</text:h>
      <text:p text:style-name="P21"><text:span text:style-name="T37">L</text:span><text:span text:style-name="T34">es éléments d’un dictionnaire ne sont </text:span><text:span text:style-name="T38">pas</text:span><text:span text:style-name="T34"> indexés : </text:span><text:span text:style-name="T39">on</text:span><text:span text:style-name="T34"> utilise les </text:span><text:span text:style-name="Invisible_20_souligné"><text:span text:style-name="T34">clefs</text:span></text:span><text:span text:style-name="T34"> pour rechercher les </text:span><text:span text:style-name="Invisible_20_souligné"><text:span text:style-name="T34">valeurs</text:span></text:span><text:span text:style-name="T34"> correspondantes. Si la </text:span><text:span text:style-name="Invisible_20_souligné"><text:span text:style-name="T34">clef</text:span></text:span><text:span text:style-name="T34"> n'existe pas, </text:span><text:span text:style-name="T39">on</text:span><text:span text:style-name="T34"> obt</text:span><text:span text:style-name="T39">i</text:span><text:span text:style-name="T34">en</text:span><text:span text:style-name="T39">t</text:span><text:span text:style-name="T34"> une </text:span><text:span text:style-name="T40">erreur.</text:span></text:p>
      <text:p text:style-name="P36">&gt;&gt;&gt; <text:span text:style-name="T70">eleve</text:span>['<text:span text:style-name="T70">classe</text:span>']</text:p>
      <text:p text:style-name="P39">'<text:span text:style-name="T69">1e 2</text:span>'</text:p>
      <text:p text:style-name="P40">&gt;&gt;&gt; <text:span text:style-name="T9">eleve['option2']</text:span></text:p>
      <text:p text:style-name="P40">KeyError: '<text:span text:style-name="T9">option2</text:span>'</text:p>
      <text:h text:style-name="Heading_20_2" text:outline-level="2">4. Taille d’<text:span text:style-name="T73">un</text:span> dictionnaire</text:h>
      <text:p text:style-name="Text_20_body"><text:span text:style-name="T34">La fonction </text:span><text:span text:style-name="Invisible_20_encadré"><text:span text:style-name="T34">len</text:span></text:span><text:span text:style-name="Invisible_20_encadré"><text:span text:style-name="T35">()</text:span></text:span><text:span text:style-name="T34"> </text:span><text:span text:style-name="T36">est</text:span><text:span text:style-name="T34"> utilisée sur les dictionnaires ; elle renvoie le nombre de paires clef-valeur :</text:span></text:p>
      <text:p text:style-name="P41">&gt;&gt;&gt; <text:span text:style-name="T79">len</text:span>(<text:span text:style-name="T70">eleve</text:span>)</text:p>
      <text:p text:style-name="P31">3</text:p>
      <text:h text:style-name="Heading_20_2" text:outline-level="2"><text:soft-page-break/><text:span text:style-name="T74">5</text:span>. Recherche d’une clef</text:h>
      <text:p text:style-name="Text_20_body"><text:span text:style-name="T11">L’opérateur </text:span><text:span text:style-name="Invisible_20_encadré"><text:span text:style-name="T11">in</text:span></text:span><text:span text:style-name="T11"> fonctionne sur </text:span><text:span text:style-name="T23">l</text:span><text:span text:style-name="T11">es dictionnaires </text:span><text:span text:style-name="T28">comme sur les autres séquences (liste, chaîne, tuple, etc.).</text:span><text:span text:style-name="T11"> </text:span><text:span text:style-name="T29">Dans le cas qui nous intéresse, il permet de s’assurer de la présence</text:span><text:span text:style-name="T11"> </text:span><text:span text:style-name="T29">d’</text:span><text:span text:style-name="T11">une </text:span><text:span text:style-name="Invisible_20_souligné"><text:span text:style-name="T11">clef</text:span></text:span><text:span text:style-name="T11"> dans </text:span><text:span text:style-name="T31">un</text:span><text:span text:style-name="T11"> dictionnaire </text:span><text:span text:style-name="T30">en retournant </text:span><text:span text:style-name="T14">True</text:span><text:span text:style-name="T30"> ou </text:span><text:span text:style-name="T14">False</text:span><text:span text:style-name="T30">.</text:span></text:p>
      <text:p text:style-name="P50">&gt;&gt;&gt; <text:span text:style-name="T2">dicoFranAngl</text:span> = {'un': '<text:span text:style-name="T4">one</text:span>', 'deux': '<text:span text:style-name="T4">two</text:span>'}</text:p>
      <text:p text:style-name="P37">&gt;&gt;&gt; 'un' <text:span text:style-name="T79">in</text:span> <text:span text:style-name="T10">dicoFranAngl</text:span></text:p>
      <text:p text:style-name="P46">True</text:p>
      <text:p text:style-name="P37">&gt;&gt;&gt; 'one' <text:span text:style-name="T79">in</text:span> <text:span text:style-name="T10">dicoFranAngl</text:span></text:p>
      <text:p text:style-name="P46">False</text:p>
      <text:h text:style-name="P27" text:outline-level="2"><text:span text:style-name="T75">6</text:span>. <text:span text:style-name="T3">Parcours</text:span> d’<text:span text:style-name="T6">un dictionnaire</text:span></text:h>
      <text:p text:style-name="P23"><text:span text:style-name="T24">L’</text:span><text:span text:style-name="T30">opérateur </text:span><text:span text:style-name="Invisible_20_encadré"><text:span text:style-name="T30">in</text:span></text:span><text:span text:style-name="T30"> permet également </text:span><text:span text:style-name="T14">d’«itérer » au travers des cléfs</text:span><text:span text:style-name="T30"> d’un dictionnaire, au sein </text:span><text:span text:style-name="T14">d’une boucle for </text:span><text:span text:style-name="T19">(boucle « explicite » ou compréhension – </text:span><text:span text:style-name="T18">voir </text:span><text:span text:style-name="T20">paragraphe2 &amp; </text:span><text:span text:style-name="T18">feuille d’exercices </text:span><text:span text:style-name="T19">).</text:span></text:p>
      <text:p text:style-name="P47"><text:span text:style-name="Code"><text:span text:style-name="T89">&gt;&gt;&gt;</text:span></text:span><text:span text:style-name="Code"><text:span text:style-name="T85">for </text:span></text:span><text:span text:style-name="Code"><text:span text:style-name="T89">cle </text:span></text:span><text:span text:style-name="Code"><text:span text:style-name="T85">in</text:span></text:span><text:span text:style-name="Code"><text:span text:style-name="T89"> </text:span></text:span><text:span text:style-name="Code"><text:span text:style-name="T90">dicoFranAngl:</text:span></text:span></text:p>
      <text:p text:style-name="P49">…<text:tab/><text:tab/><text:span text:style-name="T83">print</text:span><text:span text:style-name="T81">(cle,end=’’)</text:span></text:p>
      <text:p text:style-name="P51">un deux</text:p>
      <text:p text:style-name="P24"><text:span text:style-name="T32">En python, les objets de type « dictionnaire » possède </text:span><text:span text:style-name="T15">trois</text:span><text:span text:style-name="T32"> </text:span><text:span text:style-name="T15">méthodes</text:span><text:span text:style-name="T11"> </text:span><text:span text:style-name="T32">remarquables :</text:span></text:p>
      <text:list xml:id="list3706594392" text:style-name="L3">
        <text:list-item>
          <text:p text:style-name="P93"><text:span text:style-name="T16">k</text:span><text:span text:style-name="T12">eys()</text:span><text:span text:style-name="T17"> permet d’itérer sur les clefs (comme précédemment)</text:span></text:p>
        </text:list-item>
        <text:list-item>
          <text:p text:style-name="P92"><text:span text:style-name="T16">values()</text:span><text:span text:style-name="T21"> permet d’itérer sur les valeurs</text:span></text:p>
        </text:list-item>
        <text:list-item>
          <text:p text:style-name="P92"><text:span text:style-name="T16">items()</text:span><text:span text:style-name="T21"> permet d’itérer sur les clefs et les valeurs</text:span></text:p>
        </text:list-item>
      </text:list>
      <text:p text:style-name="P48"><text:span text:style-name="Code"><text:span text:style-name="T89">&gt;&gt;&gt;</text:span></text:span><text:span text:style-name="Code"><text:span text:style-name="T85">for </text:span></text:span><text:span text:style-name="Code"><text:span text:style-name="T91">valeur</text:span></text:span><text:span text:style-name="Code"><text:span text:style-name="T89"> </text:span></text:span><text:span text:style-name="Code"><text:span text:style-name="T85">in</text:span></text:span><text:span text:style-name="Code"><text:span text:style-name="T89"> </text:span></text:span><text:span text:style-name="Code"><text:span text:style-name="T90">dicoFranAngl</text:span></text:span><text:span text:style-name="Code"><text:span text:style-name="T86">.values()</text:span></text:span><text:span text:style-name="Code"><text:span text:style-name="T90">:</text:span></text:span></text:p>
      <text:p text:style-name="P53">…<text:tab/><text:tab/><text:span text:style-name="T83">print</text:span><text:span text:style-name="T81">(</text:span><text:span text:style-name="T82">valeur</text:span><text:span text:style-name="T81">,end=’’)</text:span></text:p>
      <text:p text:style-name="P57"><text:span text:style-name="T84">one</text:span> <text:span text:style-name="T84">two</text:span></text:p>
      <text:p text:style-name="P58">&gt;&gt;&gt;<text:span text:style-name="Code"><text:span text:style-name="T97">for </text:span></text:span><text:span text:style-name="Code"><text:span text:style-name="T92">clef,valeur</text:span></text:span><text:span text:style-name="Code"><text:span text:style-name="T93"> </text:span></text:span><text:span text:style-name="Code"><text:span text:style-name="T97">in</text:span></text:span><text:span text:style-name="Code"><text:span text:style-name="T93"> </text:span></text:span><text:span text:style-name="Code"><text:span text:style-name="T94">dicoFranAngl</text:span></text:span><text:span text:style-name="Code"><text:span text:style-name="T98">.</text:span></text:span><text:span text:style-name="Code"><text:span text:style-name="T99">items</text:span></text:span><text:span text:style-name="Code"><text:span text:style-name="T98">()</text:span></text:span><text:span text:style-name="Code"><text:span text:style-name="T94">:</text:span></text:span></text:p>
      <text:p text:style-name="P54"><text:span text:style-name="Code"><text:span text:style-name="T87">…<text:tab/><text:tab/></text:span></text:span><text:span text:style-name="Code"><text:span text:style-name="T88">print</text:span></text:span><text:span text:style-name="Code"><text:span text:style-name="T95">(</text:span></text:span><text:span text:style-name="Code"><text:span text:style-name="T96">cle,valeur,end=’;’</text:span></text:span><text:span text:style-name="Code"><text:span text:style-name="T95">)</text:span></text:span></text:p>
      <text:p text:style-name="P54"><text:span text:style-name="Code"><text:span text:style-name="T96">un one;deux two;</text:span></text:span></text:p>
      <text:h text:style-name="P29" text:outline-level="2"><text:span text:style-name="T33">7</text:span><text:span text:style-name="T11">. Dictionnaires et listes</text:span></text:h>
      <text:p text:style-name="P3">Des listes <text:span text:style-name="T76">ou des dictionnaires</text:span> peuvent apparaître comme valeurs dans un dictionnaire. Par <text:span text:style-name="T76">contr</text:span>e, <text:span text:style-name="T76">ils</text:span> ne peuvent pas être des clefs.</text:p>
      <text:p text:style-name="P56">&gt;&gt;&gt; <text:span text:style-name="T76">liste</text:span> = [1, 2, 3]</text:p>
      <text:p text:style-name="P59">&gt;&gt;&gt; dico = {'nom': 'Dupond', 'prénom': 'Jean'}</text:p>
      <text:p text:style-name="P56">&gt;&gt;&gt; d = dict()</text:p>
      <text:p text:style-name="P56">&gt;&gt;&gt; d[<text:span text:style-name="T76">liste</text:span>] = 'oups'</text:p>
      <text:p text:style-name="P52">Traceback (most recent call last):</text:p>
      <text:p text:style-name="P52"><text:s text:c="2"/>File "&lt;stdin&gt;", line 1, in <text:span text:style-name="T78">&lt;module&gt;</text:span></text:p>
      <text:p text:style-name="P52">TypeError: unhashable type: 'list'</text:p>
      <text:p text:style-name="P60">&gt;&gt;&gt; d[<text:span text:style-name="T76">dico</text:span>] = '<text:span text:style-name="T77">blop</text:span>'</text:p>
      <text:p text:style-name="P55">Traceback (most recent call last):</text:p>
      <text:p text:style-name="P55"><text:s text:c="2"/>File "&lt;stdin&gt;", line 1, in <text:span text:style-name="T78">&lt;module&gt;</text:span></text:p>
      <text:p text:style-name="P55">TypeError: unhashable type: '<text:span text:style-name="T78">dict</text:span>'</text:p>
      <text:h text:style-name="P30" text:outline-level="2">Pour aller plus loin...</text:h>
      <text:p text:style-name="P4"><text:span text:style-name="T8">Pourquoi cette limitation ? U</text:span>n dictionnaire est mis en œuvre en utilisant une table de hachage et cela signifie que les clefs doivent être hachables.</text:p>
      <text:p text:style-name="P4">Une fonction de hachage est une fonction qui prend une valeur (de n'importe quel type) et retourne un entier. Les dictionnaires utilisent ces entiers, appelés valeurs de hachage, pour stocker et rechercher des paires clef-valeur.</text:p>
      <text:p text:style-name="P6"><text:span text:style-name="T100">Ce système fonctionne très bien si les clefs sont immuables </text:span><text:span text:style-name="T101">(i.e. figées)</text:span><text:span text:style-name="T100">. Mais si les clefs sont modifiables, comme les listes, de gros problèmes se posent. Par exemple, lorsque vous créez une paire clef-valeur, Python hache la clef et la stocke dans l’emplacement correspondant. Si vous modifiez la clef, puis la hachez à nouveau, elle ira à un endroit différent. Dans ce cas, vous pourriez avoir deux entrées pour la même clef ou vous pourriez ne pas être en mesure de trouver une clef. Quoi qu'il arrive, le dictionnaire ne fonctionnera pas correctement.</text:span></text:p>
      <text:p text:style-name="P96"/>
      <text:h text:style-name="P63" text:outline-level="1">Récapitulatif : <text:s/>tuple vs. liste <text:span text:style-name="T105">vs.</text:span> dictionnaire</text:h>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65"/>
          </table:table-cell>
          <table:table-cell table:style-name="Tableau1.A1" office:value-type="string">
            <text:p text:style-name="P66">TUPLE</text:p>
          </table:table-cell>
          <table:table-cell table:style-name="Tableau1.A1" office:value-type="string">
            <text:p text:style-name="P66">LISTE</text:p>
          </table:table-cell>
          <table:table-cell table:style-name="Tableau1.D1" office:value-type="string">
            <text:p text:style-name="P66">DICTIONNAIRE</text:p>
          </table:table-cell>
        </table:table-row>
        <table:table-row>
          <table:table-cell table:style-name="Tableau1.A2" office:value-type="string">
            <text:p text:style-name="P65">délimité par</text:p>
          </table:table-cell>
          <table:table-cell table:style-name="Tableau1.A2" office:value-type="string">
            <text:p text:style-name="P79"><text:span text:style-name="Code"><text:span text:style-name="T102">()</text:span></text:span></text:p>
          </table:table-cell>
          <table:table-cell table:style-name="Tableau1.A2" office:value-type="string">
            <text:p text:style-name="P79"><text:span text:style-name="Code"><text:span text:style-name="T102">[]</text:span></text:span></text:p>
          </table:table-cell>
          <table:table-cell table:style-name="Tableau1.D2" office:value-type="string">
            <text:p text:style-name="P79"><text:span text:style-name="Code"><text:span text:style-name="T102">{}</text:span></text:span></text:p>
          </table:table-cell>
        </table:table-row>
        <table:table-row>
          <table:table-cell table:style-name="Tableau1.A2" office:value-type="string">
            <text:p text:style-name="P67">séquence ordonnée</text:p>
          </table:table-cell>
          <table:table-cell table:style-name="Tableau1.A2" office:value-type="string">
            <text:p text:style-name="P73">oui</text:p>
          </table:table-cell>
          <table:table-cell table:style-name="Tableau1.A2" office:value-type="string">
            <text:p text:style-name="P73">oui</text:p>
          </table:table-cell>
          <table:table-cell table:style-name="Tableau1.D2" office:value-type="string">
            <text:p text:style-name="P73">non</text:p>
          </table:table-cell>
        </table:table-row>
        <table:table-row>
          <table:table-cell table:style-name="Tableau1.A2" office:value-type="string">
            <text:p text:style-name="P67">création</text:p>
          </table:table-cell>
          <table:table-cell table:style-name="Tableau1.A2" office:value-type="string">
            <text:list xml:id="list702928389" text:style-name="L4">
              <text:list-item>
                <text:p text:style-name="P98">directe</text:p>
              </text:list-item>
            </text:list>
          </table:table-cell>
          <table:table-cell table:style-name="Tableau1.A2" office:value-type="string">
            <text:list xml:id="list155543081463294" text:continue-numbering="true" text:style-name="L4">
              <text:list-item>
                <text:p text:style-name="P98">directe</text:p>
              </text:list-item>
              <text:list-item>
                <text:p text:style-name="P98">par boucle FOR</text:p>
              </text:list-item>
              <text:list-item>
                <text:p text:style-name="P98">par compréhension</text:p>
              </text:list-item>
            </text:list>
          </table:table-cell>
          <table:table-cell table:style-name="Tableau1.D2" office:value-type="string">
            <text:list xml:id="list155542561968246" text:continue-numbering="true" text:style-name="L4">
              <text:list-item>
                <text:p text:style-name="P98">directe</text:p>
              </text:list-item>
              <text:list-item>
                <text:p text:style-name="P98">par boucle FOR</text:p>
              </text:list-item>
              <text:list-item>
                <text:p text:style-name="P98">par compréhension</text:p>
              </text:list-item>
            </text:list>
          </table:table-cell>
        </table:table-row>
        <table:table-row>
          <table:table-cell table:style-name="Tableau1.A2" office:value-type="string">
            <text:p text:style-name="P67">syntaxe de création directe</text:p>
          </table:table-cell>
          <table:table-cell table:style-name="Tableau1.A2" office:value-type="string">
            <text:p text:style-name="P80">t = (elt1, elt2, ... )</text:p>
          </table:table-cell>
          <table:table-cell table:style-name="Tableau1.A2" office:value-type="string">
            <text:p text:style-name="P80">l = [elt_1, elt_2, ... ]</text:p>
          </table:table-cell>
          <table:table-cell table:style-name="Tableau1.D2" office:value-type="string">
            <text:p text:style-name="P80">d = {cle<text:span text:style-name="T106">f</text:span>1: val1, cle<text:span text:style-name="T106">f</text:span>2:val2,... }</text:p>
          </table:table-cell>
        </table:table-row>
        <table:table-row>
          <table:table-cell table:style-name="Tableau1.A2" office:value-type="string">
            <text:p text:style-name="P68">accès <text:span text:style-name="T107">aux éléments</text:span> par</text:p>
          </table:table-cell>
          <table:table-cell table:style-name="Tableau1.A2" office:value-type="string">
            <text:p text:style-name="P74"><text:span text:style-name="T108">i</text:span>ndice <text:span text:style-name="T108">(entier positif)</text:span></text:p>
          </table:table-cell>
          <table:table-cell table:style-name="Tableau1.A2" office:value-type="string">
            <text:p text:style-name="P74"><text:span text:style-name="T108">i</text:span>ndice <text:span text:style-name="T108">(entier positif)</text:span></text:p>
          </table:table-cell>
          <table:table-cell table:style-name="Tableau1.D2" office:value-type="string">
            <text:p text:style-name="P74"><text:span text:style-name="T108">c</text:span>le<text:span text:style-name="T108">f (types variés)</text:span></text:p>
          </table:table-cell>
        </table:table-row>
        <table:table-row>
          <table:table-cell table:style-name="Tableau1.A2" office:value-type="string">
            <text:p text:style-name="P69">suppression</text:p>
            <text:p text:style-name="P69">d’un <text:span text:style-name="T109">élément</text:span></text:p>
          </table:table-cell>
          <table:table-cell table:style-name="Tableau1.A2" office:value-type="string">
            <text:p text:style-name="P75">impossible</text:p>
          </table:table-cell>
          <table:table-cell table:style-name="Tableau1.A2" office:value-type="string">
            <text:p text:style-name="P82">del l[index]</text:p>
          </table:table-cell>
          <table:table-cell table:style-name="Tableau1.D2" office:value-type="string">
            <text:p text:style-name="P82">del d[clef]</text:p>
          </table:table-cell>
        </table:table-row>
        <table:table-row>
          <table:table-cell table:style-name="Tableau1.A2" office:value-type="string">
            <text:p text:style-name="P70">opérateur <text:span text:style-name="T110">in</text:span></text:p>
          </table:table-cell>
          <table:table-cell table:style-name="Tableau1.A2" office:value-type="string">
            <text:p text:style-name="P76">teste la présence d’un <text:span text:style-name="T111">indice</text:span></text:p>
          </table:table-cell>
          <table:table-cell table:style-name="Tableau1.A2" office:value-type="string">
            <text:p text:style-name="P76">teste la présence d’une valeur</text:p>
          </table:table-cell>
          <table:table-cell table:style-name="Tableau1.D2" office:value-type="string">
            <text:p text:style-name="P76">teste la présence d’une clef</text:p>
          </table:table-cell>
        </table:table-row>
        <table:table-row>
          <table:table-cell table:style-name="Tableau1.A2" office:value-type="string">
            <text:p text:style-name="P71">modification d’un <text:span text:style-name="T109">élément</text:span></text:p>
          </table:table-cell>
          <table:table-cell table:style-name="Tableau1.A2" office:value-type="string">
            <text:p text:style-name="P77">impossible</text:p>
          </table:table-cell>
          <table:table-cell table:style-name="Tableau1.A2" office:value-type="string">
            <text:p text:style-name="P82">l[index] = valeur</text:p>
          </table:table-cell>
          <table:table-cell table:style-name="Tableau1.D2" office:value-type="string">
            <text:p text:style-name="P82">d[clef] = valeur</text:p>
          </table:table-cell>
        </table:table-row>
        <table:table-row>
          <table:table-cell table:style-name="Tableau1.A2" office:value-type="string">
            <text:p text:style-name="P72">ajout d’un élément</text:p>
          </table:table-cell>
          <table:table-cell table:style-name="Tableau1.A2" office:value-type="string">
            <text:p text:style-name="P78">impossible</text:p>
          </table:table-cell>
          <table:table-cell table:style-name="Tableau1.A2" office:value-type="string">
            <text:p text:style-name="P82">l.append(valeur)</text:p>
          </table:table-cell>
          <table:table-cell table:style-name="Tableau1.D2" office:value-type="string">
            <text:p text:style-name="P82">d[clef] = valeur</text:p>
          </table:table-cell>
        </table:table-row>
        <table:table-row>
          <table:table-cell table:style-name="Tableau1.A2" office:value-type="string">
            <text:p text:style-name="P72">parcours des <text:span text:style-name="T112">éléments</text:span></text:p>
          </table:table-cell>
          <table:table-cell table:style-name="Tableau1.A2" office:value-type="string">
            <text:p text:style-name="P80">for element in t:</text:p>
            <text:p text:style-name="P80">for i in range(len(t)):</text:p>
          </table:table-cell>
          <table:table-cell table:style-name="Tableau1.A2" office:value-type="string">
            <text:p text:style-name="P80">for element in l:</text:p>
            <text:p text:style-name="P80">for i in range(len(l)):</text:p>
          </table:table-cell>
          <table:table-cell table:style-name="Tableau1.D2" office:value-type="string">
            <text:p text:style-name="P80">for cle<text:span text:style-name="T109">f</text:span> in d:</text:p>
          </table:table-cell>
        </table:table-row>
        <table:table-row table:style-name="Tableau1.12">
          <table:table-cell table:style-name="Tableau1.A2" office:value-type="string">
            <text:p text:style-name="P72">parcours spécifiques</text:p>
          </table:table-cell>
          <table:table-cell table:style-name="Tableau1.A2" office:value-type="string">
            <text:p text:style-name="P64"/>
          </table:table-cell>
          <table:table-cell table:style-name="Tableau1.A2" office:value-type="string">
            <text:p text:style-name="P64"/>
          </table:table-cell>
          <table:table-cell table:style-name="Tableau1.D2" office:value-type="string">
            <text:p text:style-name="P81">for clef in d.keys():</text:p>
            <text:p text:style-name="P81">for valeur in d.values():</text:p>
            <text:p text:style-name="P81">for clef, valeur in d.items():</text:p>
          </table:table-cell>
        </table:table-row>
      </table:table>
      <text:p text:style-name="P26"><text:span text:style-name="Invisible_20_encadré"><text:span text:style-name="T11"/></text:span></text:p>
      <text:list xml:id="list155542089810157" text:continue-list="list3706594392" text:style-name="L3">
        <text:list-header>
          <text:p text:style-name="P97"/>
        </text:list-header>
      </text:list>
      <text:p text:style-name="P61"><text:span text:style-name="Code"><text:span text:style-name="T104">LEXIQUE</text:span></text:span></text:p>
      <text:p text:style-name="P89"/>
      <text:list xml:id="list1714832586" text:style-name="L5">
        <text:list-header>
          <text:p text:style-name="P90"/>
        </text:list-header>
        <text:list-item>
          <text:p text:style-name="P94"><text:span text:style-name="Invisible_20_encadré"><text:span text:style-name="T11">clef</text:span></text:span><text:span text:style-name="T11"> : un objet qui apparaît dans un dictionnaire comme la première partie d'une paire clef-valeur.</text:span></text:p>
          <text:p text:style-name="P91"/>
        </text:list-item>
        <text:list-item>
          <text:p text:style-name="P95"><text:span text:style-name="Invisible_20_encadré"><text:span text:style-name="T11">dictionnaire</text:span></text:span><text:span text:style-name="T11"> : </text:span><text:span text:style-name="T25">un tableau qui associe des</text:span><text:span text:style-name="T11"> </text:span><text:span text:style-name="Invisible_20_encadré"><text:span text:style-name="T12">clef</text:span></text:span><text:span text:style-name="Invisible_20_encadré"><text:span text:style-name="T13">s</text:span></text:span><text:span text:style-name="T11"> et de</text:span><text:span text:style-name="T25">s</text:span><text:span text:style-name="T11"> </text:span><text:span text:style-name="Invisible_20_encadré"><text:span text:style-name="T12">valeurs</text:span></text:span></text:p>
          <text:p text:style-name="P91"/>
        </text:list-item>
        <text:list-item>
          <text:p text:style-name="P95"><text:span text:style-name="Invisible_20_encadré"><text:span text:style-name="T11">fonction de hachage</text:span></text:span><text:span text:style-name="T11"> : une fonction utilisée par une table de hachage pour calculer l'emplacement d'une clef.</text:span></text:p>
        </text:list-item>
        <text:list-item>
          <text:p text:style-name="P95"><text:span text:style-name="Invisible_20_encadré"><text:span text:style-name="T11">hachable</text:span></text:span><text:span text:style-name="T11"> : un type qui a une fonction de hachage. Les types immuables comme les entiers, les flottants et les chaînes de caractères sont hachables ; les types modifiables comme les listes et les dictionnaires ne le sont pas.</text:span></text:p>
          <text:p text:style-name="P91"/>
        </text:list-item>
        <text:list-item>
          <text:p text:style-name="P94"><text:span text:style-name="Invisible_20_encadré"><text:span text:style-name="T22">hashtable</text:span></text:span><text:span text:style-name="Invisible_20_encadré"><text:span text:style-name="T11"> (table de hachage)</text:span></text:span><text:span text:style-name="T11">  : l'algorithme utilisé pour mettre en œuvre des dictionnaires en Python.</text:span></text:p>
        </text:list-item>
      </text:list>
      <text:p text:style-name="P25"><text:span text:style-name="Invisible_20_encadré"><text:span text:style-name="T17"/></text:span></text:p>
      <text:list xml:id="list155542604541084" text:continue-numbering="true" text:style-name="L5">
        <text:list-item>
          <text:p text:style-name="P95"><text:span text:style-name="Invisible_20_encadré"><text:span text:style-name="T11">mappage</text:span></text:span><text:span text:style-name="T11"> : une relation dans laquelle chaque élément d'un ensemble est associé à un élément d'un autre ensemble</text:span></text:p>
        </text:list-item>
      </text:list>
      <text:p text:style-name="P25"/>
      <text:list xml:id="list155542775639473" text:continue-numbering="true" text:style-name="L5">
        <text:list-item>
          <text:p text:style-name="P95"><text:span text:style-name="Invisible_20_encadré"><text:span text:style-name="T11">paire clef-valeur</text:span></text:span><text:span text:style-name="T11"> : <text:s/></text:span><text:span text:style-name="T27">une </text:span><text:span text:style-name="T11">association entre une clef et une valeur</text:span></text:p>
          <text:p text:style-name="P91"/>
        </text:list-item>
        <text:list-item>
          <text:p text:style-name="P94"><text:span text:style-name="Invisible_20_encadré"><text:span text:style-name="T11">recherche</text:span></text:span><text:span text:style-name="T11"> : une opération de dictionnaire qui prend une clef et trouve la valeur correspondante.</text:span></text:p>
          <text:p text:style-name="P90"/>
        </text:list-item>
        <text:list-item>
          <text:p text:style-name="P94"><text:span text:style-name="Invisible_20_encadré"><text:span text:style-name="T11">singleton</text:span></text:span><text:span text:style-name="T11"> : une liste (ou une autre séquence) avec un seul élément.</text:span></text:p>
          <text:p text:style-name="P91"/>
        </text:list-item>
        <text:list-item>
          <text:p text:style-name="P95"><text:span text:style-name="Invisible_20_encadré"><text:span text:style-name="T11">valeur</text:span></text:span><text:span text:style-name="T11"> : un objet qui apparaît dans un dictionnaire comme la seconde partie d'une paire clef-valeur.</text:span></text:p>
        </text:list-item>
      </text:list>
      <text:p text:style-name="P62">Cours NSI Première – <text:span text:style-name="T78">Aude DUHEM, </text:span>Sophie <text:span text:style-name="T103">DUVAUCHELLE</text:span>, <text:span text:style-name="T78">Patrice NICOLAS</text:span> &amp; Allen B. Downey<text:line-break/>sous licence Creative Commons CC-BY-SA 3.0</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Noto Sans" svg:font-family="'Noto Sans'" style:font-adornments="Normal"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1" svg:font-family="NSimSun" style:font-family-generic="modern" style:font-pitch="fixed"/>
    <style:font-face style:name="Lexie Readable" svg:font-family="'Lexie Readabl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loext:contextual-spacing="false" fo:line-height="115%"/>
      <style:text-properties style:font-name="Lexie Readable" fo:font-family="'Lexie Readable'" style:font-style-name="Normal" style:font-pitch="variable" fo:font-size="11.5pt" style:font-size-asian="10.5pt"/>
    </style:style>
    <style:style style:name="Heading" style:family="paragraph" style:parent-style-name="Standard" style:next-style-name="Text_20_body" style:class="text">
      <loext:graphic-properties draw:fill="none" draw:fill-color="#729fcf"/>
      <style:paragraph-properties fo:margin-top="0.15cm" fo:margin-bottom="0.15cm" loext:contextual-spacing="false" fo:background-color="transparent"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loext:contextual-spacing="false" fo:line-height="115%" fo:text-align="justify" style:justify-single-word="false"/>
      <style:text-properties fo:font-size="10.5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loext:graphic-properties draw:fill="solid" draw:fill-color="#d3d3d3"/>
      <style:paragraph-properties fo:margin-top="0cm" fo:margin-bottom="0.3cm" loext:contextual-spacing="false" fo:text-align="center" style:justify-single-word="false" fo:background-color="#d3d3d3" fo:padding="0.049cm" fo:border="0.06pt solid #000000"/>
      <style:text-properties style:font-name="Liberation Sans1" fo:font-family="'Liberation Sans'" style:font-style-name="Gras" style:font-family-generic="swiss" style:font-pitch="variable" fo:font-size="16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5cm" fo:margin-bottom="0.15cm" loext:contextual-spacing="false"/>
      <style:text-properties style:font-name="Liberation Sans2" fo:font-family="'Liberation Sans'" style:font-style-name="Italique" style:font-family-generic="swiss" style:font-pitch="variable" fo:font-size="13pt" fo:font-style="normal" style:text-underline-style="solid" style:text-underline-width="auto" style:text-underline-color="font-color"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style:parent-style-name="Text_20_body">
      <style:text-properties style:font-name="Liberation Mono" fo:font-family="'Liberation Mono'" style:font-style-name="Normal" style:font-family-generic="modern" style:font-pitch="fixed"/>
    </style:style>
    <style:style style:name="Bloc_5f_code" style:display-name="Bloc_code" style:family="paragraph" style:parent-style-name="Text_20_body">
      <loext:graphic-properties draw:fill="solid" draw:fill-color="#d3d3d3"/>
      <style:paragraph-properties fo:margin-top="0cm" fo:margin-bottom="0.15cm" loext:contextual-spacing="true" fo:line-height="115%" fo:background-color="#d3d3d3" fo:padding="0.15cm" fo:border="0.06pt solid #000000"/>
      <style:text-properties style:font-name="Liberation Mono" fo:font-family="'Liberation Mono'" style:font-style-name="Normal" style:font-family-generic="modern" style:font-pitch="fixed" fo:font-size="9pt" style:font-size-asian="10.5pt"/>
    </style:style>
    <style:style style:name="Heading_20_3" style:display-name="Heading 3" style:family="paragraph" style:parent-style-name="Heading" style:next-style-name="Text_20_body" style:default-outline-level="3" style:class="text">
      <style:paragraph-properties fo:margin-top="0.15cm" fo:margin-bottom="0.15cm" loext:contextual-spacing="false"/>
      <style:text-properties fo:font-size="12pt" style:text-underline-style="solid" style:text-underline-width="auto" style:text-underline-color="font-color" fo:font-weight="normal"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pyleft" style:family="paragraph" style:parent-style-name="Text_20_body">
      <style:paragraph-properties fo:margin-top="2cm" fo:margin-bottom="0.15cm" loext:contextual-spacing="false" fo:text-align="center" style:justify-single-word="false" fo:padding="0.049cm" fo:border-left="none" fo:border-right="none" fo:border-top="0.06pt solid #000000" fo:border-bottom="none"/>
      <style:text-properties fo:font-size="10pt"/>
    </style:style>
    <style:style style:name="Table_20_Contents" style:display-name="Table Contents" style:family="paragraph" style:parent-style-name="Standard" style:class="extra">
      <style:paragraph-properties fo:margin-top="0.101cm" fo:margin-bottom="0.101cm" loext:contextual-spacing="false" text:number-lines="false" text:line-number="0"/>
    </style:style>
    <style:style style:name="Footer" style:family="paragraph" style:parent-style-name="Standard" style:class="extra">
      <style:paragraph-properties text:number-lines="false" text:line-number="0">
        <style:tab-stops>
          <style:tab-stop style:position="9.7cm" style:type="center"/>
          <style:tab-stop style:position="19.4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SimSun1" style:font-family-asian="NSimSun"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Normal" style:font-family-generic="modern" style:font-pitch="fixed" fo:font-size="10.5pt" style:font-size-asian="10.5pt" loext:padding-left="0.049cm" loext:padding-right="0.049cm" loext:padding-top="0cm" loext:padding-bottom="0cm" loext:border="none"/>
    </style:style>
    <style:style style:name="Numbering_20_Symbols" style:display-name="Numbering Symbols" style:family="text"/>
    <style:style style:name="Invisible_20_souligné" style:display-name="Invisible souligné" style:family="text">
      <style:text-properties fo:color="#ffffff" fo:letter-spacing="0.088cm" style:text-underline-style="solid" style:text-underline-width="auto" style:text-underline-color="#000000" fo:font-weight="bold" style:font-size-asian="10.5pt"/>
    </style:style>
    <style:style style:name="Invisible_20_encadré" style:display-name="Invisible encadré" style:family="text" style:parent-style-name="Invisible_20_souligné">
      <style:text-properties fo:letter-spacing="0.088cm" style:text-underline-style="none" fo:font-weight="bold" fo:background-color="transparent" style:font-size-asian="10.5pt" loext:padding="0.049cm" loext:border="0.06pt solid #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27cm" fo:margin-bottom="0.67cm" fo:margin-left="0.831cm" fo:margin-right="0.7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953cm" fo:margin-bottom="1.986cm" fo:margin-left="0.979cm" fo:margin-right="1.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2:39:12.785000000</meta:creation-date>
    <dc:date>2019-06-26T15:55:41.119929615</dc:date>
    <meta:editing-duration>P1DT3H44M45S</meta:editing-duration>
    <meta:editing-cycles>226</meta:editing-cycles>
    <meta:generator>LibreOffice/6.0.7.3$MacOSX_X86_64 LibreOffice_project/dc89aa7a9eabfd848af146d5086077aeed2ae4a5</meta:generator>
    <meta:document-statistic meta:table-count="2" meta:image-count="0" meta:object-count="0" meta:page-count="5" meta:paragraph-count="161" meta:word-count="1168" meta:character-count="7092" meta:non-whitespace-character-count="6094"/>
  </office:meta>
</office:document-meta>
</file>